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4.396cm"/>
    </style:style>
    <style:style style:name="Table1.B" style:family="table-column">
      <style:table-column-properties style:column-width="4.66cm"/>
    </style:style>
    <style:style style:name="Table1.C" style:family="table-column">
      <style:table-column-properties style:column-width="8.017cm"/>
    </style:style>
    <style:style style:name="Table1.D" style:family="table-column">
      <style:table-column-properties style:column-width="9.118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8.714cm" style:rel-column-width="21842*"/>
    </style:style>
    <style:style style:name="Table5.B" style:family="table-column">
      <style:table-column-properties style:column-width="8.721cm" style:rel-column-width="21859*"/>
    </style:style>
    <style:style style:name="Table5.C" style:family="table-column">
      <style:table-column-properties style:column-width="8.71cm" style:rel-column-width="21834*"/>
    </style:style>
    <style:style style:name="Table5.1" style:family="table-row">
      <style:table-row-properties style:min-row-height="0.485cm"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10.691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96cm"/>
    </style:style>
    <style:style style:name="Table5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4" style:family="table-row">
      <style:table-row-properties style:min-row-height="0.596cm"/>
    </style:style>
    <style:style style:name="Table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9.8cm"/>
    </style:style>
    <style:style style:name="Table4.B" style:family="table-column">
      <style:table-column-properties style:column-width="8.297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26.144cm" fo:break-before="page" table:align="margins" fo:background-color="transparent">
        <style:background-image/>
      </style:table-properties>
    </style:style>
    <style:style style:name="Table8.A" style:family="table-column">
      <style:table-column-properties style:column-width="13.06cm" style:rel-column-width="32736*"/>
    </style:style>
    <style:style style:name="Table8.B" style:family="table-column">
      <style:table-column-properties style:column-width="6.724cm" style:rel-column-width="16854*"/>
    </style:style>
    <style:style style:name="Table8.C" style:family="table-column">
      <style:table-column-properties style:column-width="6.361cm" style:rel-column-width="1594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dddddd" fo:padding="0.097cm" fo:border="0.5pt solid #000000">
        <style:background-image/>
      </style:table-cell-properties>
    </style:style>
    <style:style style:name="Table8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8.B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8.A3" style:family="table-cell">
      <style:table-cell-properties fo:padding="0.097cm" fo:border-left="0.5pt solid #000000" fo:border-right="none" fo:border-top="none" fo:border-bottom="0.5pt solid #000000"/>
    </style:style>
    <style:style style:name="Table8.B3" style:family="table-cell">
      <style:table-cell-properties fo:padding="0.097cm" fo:border-left="0.5pt solid #000000" fo:border-right="0.5pt solid #000000" fo:border-top="none" fo:border-bottom="0.5pt solid #000000"/>
    </style:style>
    <style:style style:name="Table8.A4" style:family="table-cell">
      <style:table-cell-properties fo:padding="0.097cm" fo:border-left="0.5pt solid #000000" fo:border-right="none" fo:border-top="none" fo:border-bottom="0.5pt solid #000000"/>
    </style:style>
    <style:style style:name="Table8.A5" style:family="table-cell">
      <style:table-cell-properties fo:padding="0.097cm" fo:border-left="0.5pt solid #000000" fo:border-right="none" fo:border-top="none" fo:border-bottom="0.5pt solid #000000"/>
    </style:style>
    <style:style style:name="Table8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8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3" style:family="table-row">
      <style:table-row-properties style:min-row-height="8.978cm"/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3.A4" style:family="table-cell">
      <style:table-cell-properties fo:padding="0.097cm" fo:border-left="0.5pt solid #000000" fo:border-right="none" fo:border-top="none" fo:border-bottom="0.5pt solid #000000"/>
    </style:style>
    <style:style style:name="Table3.A5" style:family="table-cell">
      <style:table-cell-properties fo:padding="0.097cm" fo:border-left="0.5pt solid #000000" fo:border-right="none" fo:border-top="none" fo:border-bottom="0.5pt solid #000000"/>
    </style:style>
    <style:style style:name="Table3.B5" style:family="table-cell">
      <style:table-cell-properties fo:padding="0.097cm" fo:border-left="0.5pt solid #000000" fo:border-right="none" fo:border-top="none" fo:border-bottom="0.5pt solid #000000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5" style:family="paragraph" style:parent-style-name="Table_20_Contents">
      <style:text-properties officeooo:paragraph-rsid="04327c16"/>
    </style:style>
    <style:style style:name="P6" style:family="paragraph" style:parent-style-name="Table_20_Contents">
      <style:text-properties officeooo:paragraph-rsid="036da280"/>
    </style:style>
    <style:style style:name="P7" style:family="paragraph" style:parent-style-name="Table_20_Contents">
      <style:text-properties officeooo:paragraph-rsid="0445901d"/>
    </style:style>
    <style:style style:name="P8" style:family="paragraph" style:parent-style-name="Table_20_Contents">
      <style:text-properties officeooo:paragraph-rsid="04ca571f"/>
    </style:style>
    <style:style style:name="P9" style:family="paragraph" style:parent-style-name="Table_20_Contents">
      <style:text-properties style:font-name="Courier New" fo:font-size="10pt" officeooo:paragraph-rsid="036da280" style:font-size-asian="10pt" style:font-size-complex="10pt"/>
    </style:style>
    <style:style style:name="P10" style:family="paragraph" style:parent-style-name="Table_20_Contents">
      <style:text-properties officeooo:paragraph-rsid="03edef22"/>
    </style:style>
    <style:style style:name="P11" style:family="paragraph" style:parent-style-name="Table_20_Contents">
      <style:text-properties officeooo:paragraph-rsid="044eb851"/>
    </style:style>
    <style:style style:name="P12" style:family="paragraph" style:parent-style-name="Table_20_Contents">
      <style:text-properties officeooo:paragraph-rsid="05430b08"/>
    </style:style>
    <style:style style:name="P13" style:family="paragraph" style:parent-style-name="Table_20_Contents">
      <style:text-properties officeooo:paragraph-rsid="03409e4f"/>
    </style:style>
    <style:style style:name="P14" style:family="paragraph" style:parent-style-name="Table_20_Contents">
      <style:text-properties officeooo:paragraph-rsid="04b57162"/>
    </style:style>
    <style:style style:name="P15" style:family="paragraph" style:parent-style-name="Table_20_Contents">
      <style:text-properties officeooo:paragraph-rsid="04489b60"/>
    </style:style>
    <style:style style:name="P16" style:family="paragraph" style:parent-style-name="Table_20_Contents">
      <style:text-properties officeooo:paragraph-rsid="053799e0"/>
    </style:style>
    <style:style style:name="P17" style:family="paragraph" style:parent-style-name="Table_20_Contents">
      <style:text-properties officeooo:paragraph-rsid="0541e7ad"/>
    </style:style>
    <style:style style:name="P18" style:family="paragraph" style:parent-style-name="Table_20_Contents">
      <style:text-properties officeooo:paragraph-rsid="044c2e9f"/>
    </style:style>
    <style:style style:name="P19" style:family="paragraph" style:parent-style-name="Table_20_Contents">
      <style:text-properties officeooo:paragraph-rsid="0541652b"/>
    </style:style>
    <style:style style:name="P20" style:family="paragraph" style:parent-style-name="Table_20_Contents">
      <style:text-properties officeooo:paragraph-rsid="04bead68"/>
    </style:style>
    <style:style style:name="P21" style:family="paragraph" style:parent-style-name="Table_20_Contents">
      <style:text-properties style:font-name="Courier New" fo:font-size="10pt" officeooo:paragraph-rsid="0371ed0a" style:font-size-asian="10pt" style:font-size-complex="10pt"/>
    </style:style>
    <style:style style:name="P22" style:family="paragraph" style:parent-style-name="Table_20_Contents">
      <style:text-properties officeooo:paragraph-rsid="04b39282"/>
    </style:style>
    <style:style style:name="P23" style:family="paragraph" style:parent-style-name="Table_20_Contents">
      <style:text-properties officeooo:paragraph-rsid="04a0df66"/>
    </style:style>
    <style:style style:name="P24" style:family="paragraph" style:parent-style-name="Table_20_Contents">
      <style:text-properties officeooo:paragraph-rsid="03266a92"/>
    </style:style>
    <style:style style:name="P25" style:family="paragraph" style:parent-style-name="Table_20_Contents">
      <style:text-properties officeooo:paragraph-rsid="04ab2c74"/>
    </style:style>
    <style:style style:name="P26" style:family="paragraph" style:parent-style-name="Table_20_Contents">
      <style:text-properties officeooo:paragraph-rsid="032bbd7a"/>
    </style:style>
    <style:style style:name="P27" style:family="paragraph" style:parent-style-name="Table_20_Contents">
      <style:text-properties officeooo:paragraph-rsid="036b7fd3"/>
    </style:style>
    <style:style style:name="P28" style:family="paragraph" style:parent-style-name="Table_20_Contents">
      <style:text-properties officeooo:paragraph-rsid="049687d6"/>
    </style:style>
    <style:style style:name="P29" style:family="paragraph" style:parent-style-name="Table_20_Contents">
      <style:text-properties officeooo:paragraph-rsid="04926971"/>
    </style:style>
    <style:style style:name="P30" style:family="paragraph" style:parent-style-name="Table_20_Contents">
      <style:text-properties officeooo:paragraph-rsid="044ab44f"/>
    </style:style>
    <style:style style:name="P31" style:family="paragraph" style:parent-style-name="Table_20_Contents">
      <style:text-properties officeooo:paragraph-rsid="044d6203"/>
    </style:style>
    <style:style style:name="P32" style:family="paragraph" style:parent-style-name="Table_20_Contents">
      <style:text-properties officeooo:paragraph-rsid="04697cf6"/>
    </style:style>
    <style:style style:name="P33" style:family="paragraph" style:parent-style-name="Table_20_Contents">
      <style:text-properties officeooo:paragraph-rsid="051133a8"/>
    </style:style>
    <style:style style:name="P34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8a25fe" officeooo:paragraph-rsid="05229a4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7" style:family="paragraph" style:parent-style-name="Table_20_Contents">
      <style:text-properties officeooo:paragraph-rsid="032539cf"/>
    </style:style>
    <style:style style:name="P38" style:family="paragraph" style:parent-style-name="Table_20_Contents">
      <style:text-properties officeooo:paragraph-rsid="03d70fa4"/>
    </style:style>
    <style:style style:name="P39" style:family="paragraph" style:parent-style-name="Table_20_Contents">
      <style:text-properties officeooo:paragraph-rsid="03d2b776"/>
    </style:style>
    <style:style style:name="P40" style:family="paragraph" style:parent-style-name="Table_20_Contents">
      <style:text-properties officeooo:paragraph-rsid="05229a49"/>
    </style:style>
    <style:style style:name="P41" style:family="paragraph" style:parent-style-name="Table_20_Contents">
      <style:text-properties officeooo:paragraph-rsid="0378741f"/>
    </style:style>
    <style:style style:name="P42" style:family="paragraph" style:parent-style-name="Table_20_Contents">
      <style:text-properties style:font-name="Courier New" fo:font-size="10pt" fo:language="zxx" fo:country="none" officeooo:paragraph-rsid="05229a49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text-properties style:font-name="Courier New" fo:font-size="10pt" fo:language="zxx" fo:country="none" officeooo:rsid="04dc5c57" officeooo:paragraph-rsid="052883ca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officeooo:paragraph-rsid="052883ca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officeooo:paragraph-rsid="0453bfb4" style:font-size-asian="10pt" style:language-asian="zxx" style:country-asian="none" style:font-size-complex="10pt" style:language-complex="zxx" style:country-complex="none"/>
    </style:style>
    <style:style style:name="P46" style:family="paragraph" style:parent-style-name="Table_20_Contents">
      <style:text-properties style:font-name="Courier New" fo:font-size="10pt" fo:language="zxx" fo:country="none" fo:font-style="normal" officeooo:rsid="0213f657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7" style:family="paragraph" style:parent-style-name="Table_20_Contents">
      <style:text-properties style:font-name="Courier New" fo:font-size="10pt" fo:language="zxx" fo:country="none" fo:font-style="normal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8" style:family="paragraph" style:parent-style-name="Table_20_Contents">
      <style:text-properties officeooo:paragraph-rsid="0453bfb4"/>
    </style:style>
    <style:style style:name="P49" style:family="paragraph" style:parent-style-name="Table_20_Contents">
      <style:text-properties style:font-name="Courier New" fo:font-size="10pt" officeooo:paragraph-rsid="0453bfb4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officeooo:paragraph-rsid="051133a8"/>
    </style:style>
    <style:style style:name="P51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52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4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55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56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57" style:family="paragraph" style:parent-style-name="Table_20_Contents">
      <style:text-properties officeooo:paragraph-rsid="0108f4cf"/>
    </style:style>
    <style:style style:name="P58" style:family="paragraph" style:parent-style-name="Table_20_Contents">
      <style:text-properties officeooo:paragraph-rsid="0294e861"/>
    </style:style>
    <style:style style:name="P59" style:family="paragraph" style:parent-style-name="Table_20_Contents">
      <style:text-properties officeooo:paragraph-rsid="02b867ce"/>
    </style:style>
    <style:style style:name="P60" style:family="paragraph" style:parent-style-name="Table_20_Contents">
      <style:text-properties officeooo:paragraph-rsid="010e8474"/>
    </style:style>
    <style:style style:name="P61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62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63" style:family="paragraph" style:parent-style-name="Text_20_body">
      <style:paragraph-properties fo:margin-top="0cm" fo:margin-bottom="0cm" style:contextual-spacing="false" fo:line-height="100%"/>
      <style:text-properties officeooo:paragraph-rsid="03e26147"/>
    </style:style>
    <style:style style:name="P64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5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66" style:family="paragraph" style:parent-style-name="Table_20_Contents">
      <style:text-properties officeooo:paragraph-rsid="015fc100"/>
    </style:style>
    <style:style style:name="P67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68" style:family="paragraph" style:parent-style-name="Table_20_Contents">
      <style:text-properties officeooo:paragraph-rsid="02ae0b54"/>
    </style:style>
    <style:style style:name="P69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70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71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72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73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74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75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76" style:family="paragraph" style:parent-style-name="Table_20_Contents">
      <style:text-properties officeooo:paragraph-rsid="03dddf35"/>
    </style:style>
    <style:style style:name="P77" style:family="paragraph" style:parent-style-name="Table_20_Contents">
      <style:text-properties style:font-name="Courier New" fo:font-size="10pt" fo:language="zxx" fo:country="none" officeooo:paragraph-rsid="03dddf35" style:font-size-asian="10pt" style:language-asian="zxx" style:country-asian="none" style:font-size-complex="10pt" style:language-complex="zxx" style:country-complex="none"/>
    </style:style>
    <style:style style:name="P78" style:family="paragraph" style:parent-style-name="Table_20_Contents">
      <style:text-properties officeooo:paragraph-rsid="03efe0f5"/>
    </style:style>
    <style:style style:name="P79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80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8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style="normal" fo:font-weight="bold" officeooo:rsid="040fd069" officeooo:paragraph-rsid="04825fd5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fd069" officeooo:paragraph-rsid="04825f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825f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4" style:family="paragraph" style:parent-style-name="Table_20_Contents">
      <style:text-properties style:font-name="Courier New" fo:font-size="10pt" fo:language="zxx" fo:country="none" officeooo:paragraph-rsid="0478c748" style:font-size-asian="10pt" style:language-asian="zxx" style:country-asian="none" style:font-size-complex="10pt" style:language-complex="zxx" style:country-complex="none"/>
    </style:style>
    <style:style style:name="P85" style:family="paragraph" style:parent-style-name="Preformatted_20_Text">
      <style:text-properties style:font-name="Courier New" fo:language="zxx" fo:country="none" fo:font-style="normal" fo:font-weight="bold" officeooo:paragraph-rsid="0478c748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86" style:family="paragraph" style:parent-style-name="Preformatted_20_Text">
      <style:text-properties style:font-name="Courier New" fo:language="zxx" fo:country="none" fo:font-style="italic" fo:font-weight="normal" officeooo:paragraph-rsid="0478c74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87" style:family="paragraph" style:parent-style-name="Preformatted_20_Text">
      <style:text-properties style:font-name="Courier New" fo:language="zxx" fo:country="none" fo:font-style="normal" fo:font-weight="normal" officeooo:paragraph-rsid="0478c748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88" style:family="paragraph" style:parent-style-name="Preformatted_20_Text">
      <style:text-properties style:font-name="Courier New" fo:font-size="10pt" fo:language="zxx" fo:country="none" fo:font-style="italic" fo:font-weight="normal" officeooo:paragraph-rsid="04825fd5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89" style:family="paragraph" style:parent-style-name="Preformatted_20_Text">
      <style:text-properties style:font-name="Courier New" fo:font-size="10pt" fo:language="zxx" fo:country="none" officeooo:paragraph-rsid="04825fd5" style:font-size-asian="10pt" style:language-asian="zxx" style:country-asian="none" style:font-size-complex="10pt" style:language-complex="zxx" style:country-complex="none"/>
    </style:style>
    <style:style style:name="P90" style:family="paragraph" style:parent-style-name="Preformatted_20_Text">
      <style:text-properties style:font-name="Courier New" fo:language="zxx" fo:country="none" officeooo:paragraph-rsid="04825fd5" style:language-asian="zxx" style:country-asian="none" style:language-complex="zxx" style:country-complex="none"/>
    </style:style>
    <style:style style:name="P91" style:family="paragraph" style:parent-style-name="Preformatted_20_Text">
      <style:text-properties style:font-name="Courier New" fo:language="zxx" fo:country="none" fo:font-style="italic" fo:font-weight="normal" officeooo:paragraph-rsid="04825fd5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92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officeooo:paragraph-rsid="04825fd5" style:language-asian="zxx" style:country-asian="none" style:language-complex="zxx" style:country-complex="none"/>
    </style:style>
    <style:style style:name="P9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8a07d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4" style:family="paragraph" style:parent-style-name="Preformatted_20_Text">
      <style:paragraph-properties fo:text-align="center" style:justify-single-word="false"/>
      <style:text-properties style:font-name="Courier New" fo:font-size="10pt" fo:language="zxx" fo:country="none" fo:font-style="normal" fo:font-weight="normal" officeooo:rsid="048a07de" officeooo:paragraph-rsid="048a07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95" style:family="paragraph" style:parent-style-name="Preformatted_20_Text">
      <style:paragraph-properties fo:text-align="center" style:justify-single-word="false"/>
      <style:text-properties style:font-name="Courier New" fo:font-size="10pt" fo:language="zxx" fo:country="none" fo:font-style="normal" fo:font-weight="normal" officeooo:rsid="048a07de" officeooo:paragraph-rsid="048eba19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96" style:family="paragraph" style:parent-style-name="Standard">
      <style:text-properties style:font-name="Courier New" fo:font-size="10pt" fo:language="zxx" fo:country="none" officeooo:rsid="003029af" officeooo:paragraph-rsid="0478c748" style:font-size-asian="10pt" style:language-asian="zxx" style:country-asian="none" style:font-size-complex="10pt" style:language-complex="zxx" style:country-complex="none"/>
    </style:style>
    <style:style style:name="P9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9" style:family="paragraph" style:parent-style-name="Table_20_Contents">
      <style:text-properties style:font-name="Courier New" fo:font-size="10pt" fo:language="zxx" fo:country="none" officeooo:paragraph-rsid="04190dbc" style:font-size-asian="10pt" style:language-asian="zxx" style:country-asian="none" style:font-size-complex="10pt" style:language-complex="zxx" style:country-complex="none"/>
    </style:style>
    <style:style style:name="P100" style:family="paragraph" style:parent-style-name="Table_20_Contents">
      <style:text-properties style:font-name="Courier New" fo:font-size="10pt" officeooo:paragraph-rsid="04190dbc" style:font-size-asian="10pt" style:font-size-complex="10pt"/>
    </style:style>
    <style:style style:name="P101" style:family="paragraph" style:parent-style-name="Table_20_Contents">
      <style:text-properties style:font-name="Courier New" fo:font-size="10pt" officeooo:paragraph-rsid="05609a52" style:font-size-asian="10pt" style:font-size-complex="10pt"/>
    </style:style>
    <style:style style:name="P102" style:family="paragraph" style:parent-style-name="Standard">
      <style:paragraph-properties fo:text-align="center" style:justify-single-word="false"/>
      <style:text-properties style:font-name="Courier New" fo:font-size="10pt" fo:font-weight="bold" officeooo:rsid="055da217" officeooo:paragraph-rsid="055da217" style:font-size-asian="10pt" style:font-weight-asian="bold" style:font-size-complex="10pt" style:font-weight-complex="bold"/>
    </style:style>
    <style:style style:name="P103" style:family="paragraph" style:parent-style-name="Standard">
      <style:text-properties style:font-name="Courier New" fo:font-size="10pt" style:font-size-asian="10pt" style:font-size-complex="10pt"/>
    </style:style>
    <style:style style:name="P104" style:family="paragraph" style:parent-style-name="Standard">
      <style:text-properties style:font-name="Courier New" fo:font-size="10pt" fo:language="zxx" fo:country="none" officeooo:rsid="003029af" officeooo:paragraph-rsid="04190db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4190dbc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55bc4cd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4691e1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0" style:family="text">
      <style:text-properties officeooo:rsid="02646e91"/>
    </style:style>
    <style:style style:name="T11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3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4926971" style:font-size-asian="10pt" style:language-asian="zxx" style:country-asian="none" style:font-name-complex="Courier New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4a44b82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3e9998f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475351a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445901d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4593115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44eb851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24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3512c85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3509652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4703418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4b57162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fo:font-style="normal" officeooo:rsid="02dfe22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0" style:family="text">
      <style:text-properties fo:color="#000000" loext:opacity="100%" style:font-name="Courier New" fo:font-size="10pt" fo:language="zxx" fo:country="none" fo:font-style="italic" officeooo:rsid="05445c9d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1" style:family="text">
      <style:text-properties fo:color="#000000" loext:opacity="100%" style:font-name="Courier New" fo:font-size="10pt" fo:language="zxx" fo:country="none" officeooo:rsid="05445c9d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541652b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553bb11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fo:font-style="normal" officeooo:rsid="02c8adf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2" style:family="text">
      <style:text-properties fo:color="#000000" loext:opacity="100%" style:font-name="Courier New" fo:font-size="10pt" fo:language="zxx" fo:country="none" fo:font-style="normal" officeooo:rsid="02e5b6d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3" style:family="text">
      <style:text-properties fo:color="#000000" loext:opacity="100%" style:font-name="Courier New" fo:font-size="10pt" fo:language="zxx" fo:country="none" fo:font-style="normal" officeooo:rsid="02f2d3a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4" style:family="text">
      <style:text-properties fo:color="#000000" loext:opacity="100%" style:font-name="Courier New" fo:font-size="10pt" fo:language="zxx" fo:country="none" fo:font-style="normal" officeooo:rsid="01daa4a7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5" style:family="text">
      <style:text-properties fo:color="#000000" loext:opacity="100%" style:font-name="Courier New" fo:font-size="10pt" fo:language="zxx" fo:country="none" fo:font-style="normal" officeooo:rsid="01f2ee4b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6" style:family="text">
      <style:text-properties fo:color="#000000" loext:opacity="100%" style:font-name="Courier New" fo:font-size="10pt" fo:language="zxx" fo:country="none" fo:font-style="normal" officeooo:rsid="02e2f14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7" style:family="text">
      <style:text-properties fo:color="#000000" loext:opacity="100%" style:font-name="Courier New" fo:font-size="10pt" fo:language="zxx" fo:country="none" fo:font-style="italic" officeooo:rsid="04bca12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8" style:family="text">
      <style:text-properties fo:color="#000000" loext:opacity="100%" style:font-name="Courier New" fo:font-size="10pt" fo:language="zxx" fo:country="none" officeooo:rsid="04bca128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fo:font-style="normal" officeooo:rsid="02dfe222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0" style:family="text">
      <style:text-properties fo:color="#000000" loext:opacity="100%" style:font-name="Courier New" fo:font-size="10pt" fo:language="zxx" fo:country="none" fo:font-style="normal" officeooo:rsid="02f2d3ae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1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62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63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64" style:family="text">
      <style:text-properties fo:color="#000000" loext:opacity="100%" style:font-name="Courier New" fo:language="zxx" fo:country="none" fo:font-style="italic" officeooo:rsid="04b39282" style:language-asian="zxx" style:country-asian="none" style:font-style-asian="italic" style:font-name-complex="Courier New" style:language-complex="zxx" style:country-complex="none" style:font-style-complex="italic"/>
    </style:style>
    <style:style style:name="T65" style:family="text">
      <style:text-properties fo:color="#000000" loext:opacity="100%" style:font-name="Courier New" fo:language="zxx" fo:country="none" fo:font-style="normal" officeooo:rsid="04b39282" style:language-asian="zxx" style:country-asian="none" style:font-style-asian="normal" style:font-name-complex="Courier New" style:language-complex="zxx" style:country-complex="none" style:font-style-complex="normal"/>
    </style:style>
    <style:style style:name="T66" style:family="text">
      <style:text-properties fo:color="#000000" loext:opacity="100%" style:font-name="Courier New" fo:language="zxx" fo:country="none" fo:font-style="normal" officeooo:rsid="01b9958d" style:language-asian="zxx" style:country-asian="none" style:font-style-asian="normal" style:font-name-complex="Courier New" style:language-complex="zxx" style:country-complex="none" style:font-style-complex="normal"/>
    </style:style>
    <style:style style:name="T67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font-name-complex="Courier New" style:language-complex="zxx" style:country-complex="none" style:font-style-complex="normal"/>
    </style:style>
    <style:style style:name="T68" style:family="text">
      <style:text-properties fo:color="#000000" loext:opacity="100%" style:font-name="Courier New" fo:font-size="10pt" fo:language="zxx" fo:country="none" fo:font-style="normal" officeooo:rsid="01b88b1f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9" style:family="text">
      <style:text-properties fo:color="#000000" loext:opacity="100%" style:font-name="Courier New" fo:font-size="10pt" fo:language="zxx" fo:country="none" fo:font-style="normal" officeooo:rsid="02eb102f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0" style:family="text">
      <style:text-properties fo:color="#000000" loext:opacity="100%" style:font-name="Courier New" fo:font-size="10pt" fo:language="zxx" fo:country="none" fo:font-style="italic" officeooo:rsid="04b3928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1" style:family="text">
      <style:text-properties fo:color="#000000" loext:opacity="100%" style:font-name="Courier New" fo:font-size="10pt" fo:language="zxx" fo:country="none" fo:font-style="normal" officeooo:rsid="04b3928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2" style:family="text">
      <style:text-properties fo:color="#000000" loext:opacity="100%" style:font-name="Courier New" fo:font-size="10pt" fo:language="zxx" fo:country="none" fo:font-style="normal" officeooo:rsid="0467144a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3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9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467144a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3cabe71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42fb7bf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fo:font-style="normal" officeooo:rsid="043fac8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6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9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0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1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2" style:family="text">
      <style:text-properties fo:color="#000000" loext:opacity="100%" style:font-name="Courier New" fo:font-size="10pt" fo:language="zxx" fo:country="none" fo:font-style="normal" officeooo:rsid="043beda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3" style:family="text">
      <style:text-properties fo:color="#000000" loext:opacity="100%" style:font-name="Courier New" fo:font-size="10pt" fo:language="zxx" fo:country="none" fo:font-style="normal" officeooo:rsid="0440257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4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4616774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1a9356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1f70c1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36ee88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1f2ee4b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2d0c15d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2d882a3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3d81c7c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style:font-name-complex="Courier New"/>
    </style:style>
    <style:style style:name="T119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551c0a2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34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35" style:family="text">
      <style:text-properties officeooo:rsid="0277dedb"/>
    </style:style>
    <style:style style:name="T136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37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138" style:family="text">
      <style:text-properties style:font-name="Courier New" officeooo:rsid="052883ca"/>
    </style:style>
    <style:style style:name="T139" style:family="text">
      <style:text-properties style:font-name="Courier New" officeooo:rsid="04dc5c57"/>
    </style:style>
    <style:style style:name="T140" style:family="text">
      <style:text-properties officeooo:rsid="023d069c"/>
    </style:style>
    <style:style style:name="T141" style:family="text">
      <style:text-properties officeooo:rsid="021570c6"/>
    </style:style>
    <style:style style:name="T142" style:family="text">
      <style:text-properties officeooo:rsid="02984091"/>
    </style:style>
    <style:style style:name="T143" style:family="text">
      <style:text-properties officeooo:rsid="0298730b"/>
    </style:style>
    <style:style style:name="T144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45" style:family="text">
      <style:text-properties fo:font-style="normal" officeooo:rsid="023ec219" style:font-style-asian="normal" style:font-style-complex="normal"/>
    </style:style>
    <style:style style:name="T146" style:family="text">
      <style:text-properties fo:font-style="normal" style:font-style-asian="normal" style:font-style-complex="normal"/>
    </style:style>
    <style:style style:name="T147" style:family="text">
      <style:text-properties officeooo:rsid="0213f657"/>
    </style:style>
    <style:style style:name="T148" style:family="text">
      <style:text-properties fo:color="#000000" loext:opacity="100%"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49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50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51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152" style:family="text">
      <style:text-properties fo:color="#000000" loext:opacity="100%" style:font-name="Courier New" fo:font-size="10pt" fo:language="zxx" fo:country="none" officeooo:rsid="0390111d" style:font-size-asian="10pt" style:language-asian="zxx" style:country-asian="none" style:font-name-complex="Courier New" style:font-size-complex="10pt" style:language-complex="zxx" style:country-complex="none"/>
    </style:style>
    <style:style style:name="T153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54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55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56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57" style:family="text">
      <style:text-properties fo:color="#000000" loext:opacity="100%" style:font-name="Courier New" fo:language="zxx" fo:country="none" officeooo:rsid="046496be" style:language-asian="zxx" style:country-asian="none" style:language-complex="zxx" style:country-complex="none"/>
    </style:style>
    <style:style style:name="T158" style:family="text">
      <style:text-properties fo:color="#000000" loext:opacity="100%" style:font-name="Courier New" fo:language="zxx" fo:country="none" officeooo:rsid="0465e865" style:language-asian="zxx" style:country-asian="none" style:language-complex="zxx" style:country-complex="none"/>
    </style:style>
    <style:style style:name="T159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60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61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62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63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64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65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66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67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68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69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70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71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72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73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74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75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76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77" style:family="text">
      <style:text-properties fo:color="#000000" loext:opacity="100%" style:font-name="Courier New" fo:font-size="10pt" fo:language="zxx" fo:country="none" officeooo:rsid="03e26147" style:font-size-asian="10pt" style:language-asian="zxx" style:country-asian="none" style:font-size-complex="10pt" style:language-complex="zxx" style:country-complex="none"/>
    </style:style>
    <style:style style:name="T178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9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80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81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82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83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84" style:family="text">
      <style:text-properties fo:color="#000000" loext:opacity="100%" style:font-name="Courier New" fo:font-size="10pt" fo:language="zxx" fo:country="none" officeooo:rsid="045b9916" style:font-size-asian="10pt" style:language-asian="zxx" style:country-asian="none" style:font-size-complex="10pt" style:language-complex="zxx" style:country-complex="none"/>
    </style:style>
    <style:style style:name="T185" style:family="text">
      <style:text-properties fo:color="#000000" loext:opacity="100%" style:font-name="Courier New" fo:font-size="10pt" fo:language="zxx" fo:country="none" officeooo:rsid="045d117e" style:font-size-asian="10pt" style:language-asian="zxx" style:country-asian="none" style:font-size-complex="10pt" style:language-complex="zxx" style:country-complex="none"/>
    </style:style>
    <style:style style:name="T186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87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8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9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0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91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92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93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4" style:family="text">
      <style:text-properties fo:color="#000000" loext:opacity="100%" style:font-name="Courier New" fo:font-size="10pt" fo:language="zxx" fo:country="none" officeooo:rsid="01998508" style:font-size-asian="10pt" style:language-asian="zxx" style:country-asian="none" style:font-size-complex="10pt" style:language-complex="zxx" style:country-complex="none"/>
    </style:style>
    <style:style style:name="T195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96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97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98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99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200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201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02" style:family="text">
      <style:text-properties fo:color="#000000" loext:opacity="100%" style:font-name="Courier New" officeooo:rsid="02b867ce"/>
    </style:style>
    <style:style style:name="T203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204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205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206" style:family="text">
      <style:text-properties fo:color="#000000" loext:opacity="100%" style:font-name="Courier New" fo:font-size="10pt" fo:language="zxx" fo:country="none" officeooo:rsid="03efe0f5" style:font-size-asian="10pt" style:language-asian="zxx" style:country-asian="none" style:font-size-complex="10pt" style:language-complex="zxx" style:country-complex="none"/>
    </style:style>
    <style:style style:name="T207" style:family="text">
      <style:text-properties fo:color="#000000" loext:opacity="100%" style:font-name="Courier New" fo:font-size="10pt" fo:language="zxx" fo:country="none" officeooo:rsid="03fb5e7f" style:font-size-asian="10pt" style:language-asian="zxx" style:country-asian="none" style:font-size-complex="10pt" style:language-complex="zxx" style:country-complex="none"/>
    </style:style>
    <style:style style:name="T208" style:family="text">
      <style:text-properties fo:color="#000000" loext:opacity="100%" style:font-name="Courier New" fo:font-size="10pt" fo:language="zxx" fo:country="none" officeooo:rsid="03fb682c" style:font-size-asian="10pt" style:language-asian="zxx" style:country-asian="none" style:font-size-complex="10pt" style:language-complex="zxx" style:country-complex="none"/>
    </style:style>
    <style:style style:name="T209" style:family="text">
      <style:text-properties officeooo:rsid="04144748"/>
    </style:style>
    <style:style style:name="T210" style:family="text">
      <style:text-properties officeooo:rsid="0478c748"/>
    </style:style>
    <style:style style:name="T211" style:family="text">
      <style:text-properties fo:font-style="italic" officeooo:rsid="040de640" style:font-style-asian="italic" style:font-style-complex="italic"/>
    </style:style>
    <style:style style:name="T212" style:family="text">
      <style:text-properties fo:font-style="italic" officeooo:rsid="0478c748" style:font-style-asian="italic" style:font-style-complex="italic"/>
    </style:style>
    <style:style style:name="T213" style:family="text">
      <style:text-properties fo:font-style="italic" officeooo:rsid="04125c48" style:font-style-asian="italic" style:font-style-complex="italic"/>
    </style:style>
    <style:style style:name="T214" style:family="text">
      <style:text-properties officeooo:rsid="042d7d17"/>
    </style:style>
    <style:style style:name="T215" style:family="text">
      <style:text-properties fo:font-style="italic" style:font-style-asian="italic" style:font-style-complex="italic"/>
    </style:style>
    <style:style style:name="T216" style:family="text">
      <style:text-properties fo:font-style="italic" officeooo:rsid="041182c7" style:font-style-asian="italic" style:font-style-complex="italic"/>
    </style:style>
    <style:style style:name="T217" style:family="text">
      <style:text-properties officeooo:rsid="051a58c7"/>
    </style:style>
    <style:style style:name="T218" style:family="text">
      <style:text-properties officeooo:rsid="0424aa9b"/>
    </style:style>
    <style:style style:name="T219" style:family="text">
      <style:text-properties style:font-name="Courier New" officeooo:rsid="040de640"/>
    </style:style>
    <style:style style:name="T220" style:family="text">
      <style:text-properties style:font-name="Courier New" officeooo:rsid="051a58c7"/>
    </style:style>
    <style:style style:name="T221" style:family="text">
      <style:text-properties style:font-name="Courier New" fo:font-weight="normal" officeooo:rsid="040de640" style:font-weight-asian="normal" style:font-weight-complex="normal"/>
    </style:style>
    <style:style style:name="T222" style:family="text">
      <style:text-properties style:font-name="Courier New" fo:font-weight="normal" officeooo:rsid="04283cfb" style:font-weight-asian="normal" style:font-weight-complex="normal"/>
    </style:style>
    <style:style style:name="T223" style:family="text">
      <style:text-properties officeooo:rsid="048a07de"/>
    </style:style>
    <style:style style:name="T224" style:family="text">
      <style:text-properties officeooo:rsid="04546f38"/>
    </style:style>
    <style:style style:name="T225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226" style:family="text">
      <style:text-properties fo:color="#000000" loext:opacity="100%" style:font-name="Courier New" fo:language="zxx" fo:country="none" officeooo:rsid="03f55048" style:language-asian="zxx" style:country-asian="none" style:language-complex="zxx" style:country-complex="none"/>
    </style:style>
    <style:style style:name="T227" style:family="text">
      <style:text-properties officeooo:rsid="03f9c8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4">5</text:span></text:span><text:span text:style-name="Default_20_Paragraph_20_Font"><text:span text:style-name="T5">.</text:span></text:span><text:span text:style-name="Default_20_Paragraph_20_Font"><text:span text:style-name="T4">0</text:span></text:span><text:span text:style-name="Default_20_Paragraph_20_Font"><text:span text:style-name="T1"> –</text:span></text:span><text:span text:style-name="Default_20_Paragraph_20_Font"><text:span text:style-name="T6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7">https://github.com/Serrin/Celestra/</text:span>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2">Core API</text:p>
          </table:table-cell>
          <table:covered-table-cell/>
          <table:table-cell table:style-name="Table1.A1" office:value-type="string">
            <text:p text:style-name="P3"><text:span text:style-name="Source_20_Text"><text:span text:style-name="T8">Type </text:span></text:span><text:span text:style-name="Source_20_Text"><text:span text:style-name="T9">API</text:span></text:span></text:p>
          </table:table-cell>
          <table:table-cell table:style-name="Table1.D1" office:value-type="string">
            <text:p text:style-name="P4">DOM <text:span text:style-name="T10">API</text:span>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11">constant(value);</text:span></text:span></text:p>
            <text:p text:style-name="P5"><text:span text:style-name="Source_20_Text"><text:span text:style-name="T12">identity(value);</text:span></text:span></text:p>
            <text:p text:style-name="P5"><text:span text:style-name="Source_20_Text"><text:span text:style-name="T11">noop();</text:span></text:span></text:p>
            <text:p text:style-name="P5"><text:span text:style-name="Source_20_Text"><text:span text:style-name="T11">T();</text:span></text:span></text:p>
            <text:p text:style-name="P5"><text:span text:style-name="Source_20_Text"><text:span text:style-name="T13">F();</text:span></text:span></text:p>
          </table:table-cell>
          <table:table-cell table:style-name="Table1.B2" office:value-type="string">
            <text:p text:style-name="P5"><text:span text:style-name="Source_20_Text"><text:span text:style-name="T11">asyncConstant(</text:span></text:span><text:span text:style-name="Source_20_Text"><text:span text:style-name="T14">val</text:span></text:span><text:span text:style-name="Source_20_Text"><text:span text:style-name="T15">ue</text:span></text:span><text:span text:style-name="Source_20_Text"><text:span text:style-name="T11">);</text:span></text:span></text:p>
            <text:p text:style-name="P5"><text:span text:style-name="Source_20_Text"><text:span text:style-name="T11">asyncIdentity(</text:span></text:span><text:span text:style-name="Source_20_Text"><text:span text:style-name="T14">val</text:span></text:span><text:span text:style-name="Source_20_Text"><text:span text:style-name="T15">ue</text:span></text:span><text:span text:style-name="Source_20_Text"><text:span text:style-name="T11">);</text:span></text:span></text:p>
            <text:p text:style-name="P5"><text:span text:style-name="Source_20_Text"><text:span text:style-name="T11">asyncNoop();</text:span></text:span></text:p>
            <text:p text:style-name="P5"><text:span text:style-name="Source_20_Text"><text:span text:style-name="T11">async</text:span></text:span><text:span text:style-name="Source_20_Text"><text:span text:style-name="T16">T</text:span></text:span><text:span text:style-name="Source_20_Text"><text:span text:style-name="T11">();</text:span></text:span></text:p>
            <text:p text:style-name="P5"><text:span text:style-name="Source_20_Text"><text:span text:style-name="T11">async</text:span></text:span><text:span text:style-name="Source_20_Text"><text:span text:style-name="T16">F</text:span></text:span><text:span text:style-name="Source_20_Text"><text:span text:style-name="T11">();</text:span></text:span></text:p>
          </table:table-cell>
          <table:table-cell table:style-name="Table1.C2" table:number-rows-spanned="3" office:value-type="string">
            <text:p text:style-name="P6"><text:span text:style-name="Source_20_Text"><text:span text:style-name="T17">ty</text:span></text:span><text:span text:style-name="Source_20_Text"><text:span text:style-name="T18">pe</text:span></text:span><text:span text:style-name="Source_20_Text"><text:span text:style-name="T19">Of</text:span></text:span><text:span text:style-name="Source_20_Text"><text:span text:style-name="T18">(v</text:span></text:span><text:span text:style-name="Source_20_Text"><text:span text:style-name="T17">alue</text:span></text:span><text:span text:style-name="Source_20_Text"><text:span text:style-name="T18">);</text:span></text:span></text:p>
            <text:p text:style-name="P7"><text:span text:style-name="Source_20_Text"><text:span text:style-name="T20">is(</text:span></text:span><text:span text:style-name="Source_20_Text"><text:span text:style-name="T21">val</text:span></text:span><text:span text:style-name="Source_20_Text"><text:span text:style-name="T20">[,expectedType[,Throw=false]]</text:span></text:span><text:span text:style-name="Source_20_Text"><text:span text:style-name="T22">)</text:span></text:span><text:span text:style-name="Source_20_Text"><text:span text:style-name="T20">;</text:span></text:span></text:p>
            <text:p text:style-name="P8"><text:span text:style-name="Source_20_Text"><text:span text:style-name="T20">isTypedCollection(iter,expectedType, Throw=false);</text:span></text:span></text:p>
            <text:p text:style-name="P9"><text:span text:style-name="Source_20_Text"><text:span text:style-name="T23">isSameType(value1,value2)</text:span></text:span><text:span text:style-name="Source_20_Text"><text:span text:style-name="T24">;</text:span></text:span></text:p>
            <text:p text:style-name="P6"><text:span text:style-name="Source_20_Text"><text:span text:style-name="T11">isSameInstance(</text:span></text:span><text:span text:style-name="Source_20_Text"><text:span text:style-name="T25">v1</text:span></text:span><text:span text:style-name="Source_20_Text"><text:span text:style-name="T11">,</text:span></text:span><text:span text:style-name="Source_20_Text"><text:span text:style-name="T25">v2</text:span></text:span><text:span text:style-name="Source_20_Text"><text:span text:style-name="T11">,Contructor);</text:span></text:span></text:p>
            <text:p text:style-name="P10"><text:span text:style-name="Source_20_Text"><text:span text:style-name="T26">isDeepStrictEqual(v</text:span></text:span><text:span text:style-name="Source_20_Text"><text:span text:style-name="T27">al</text:span></text:span><text:span text:style-name="Source_20_Text"><text:span text:style-name="T28">ue</text:span></text:span><text:span text:style-name="Source_20_Text"><text:span text:style-name="T26">1,v</text:span></text:span><text:span text:style-name="Source_20_Text"><text:span text:style-name="T27">al</text:span></text:span><text:span text:style-name="Source_20_Text"><text:span text:style-name="T28">ue</text:span></text:span><text:span text:style-name="Source_20_Text"><text:span text:style-name="T26">2);</text:span></text:span></text:p>
            <text:p text:style-name="P11"><text:span text:style-name="Source_20_Text"><text:span text:style-name="T11">isCoercedObject</text:span></text:span><text:span text:style-name="Source_20_Text"><text:span text:style-name="T29">(object);</text:span></text:span></text:p>
            <text:p text:style-name="P11"><text:span text:style-name="Source_20_Text"><text:span text:style-name="T26">isEmptyValue(value);</text:span></text:span></text:p>
            <text:p text:style-name="P12"><text:span text:style-name="Source_20_Text"><text:span text:style-name="T11">isNull(v</text:span></text:span><text:span text:style-name="Source_20_Text"><text:span text:style-name="T30">a</text:span></text:span><text:span text:style-name="Source_20_Text"><text:span text:style-name="T31">lue</text:span></text:span><text:span text:style-name="Source_20_Text"><text:span text:style-name="T11">);</text:span></text:span></text:p>
            <text:p text:style-name="P12"><text:span text:style-name="Source_20_Text"><text:span text:style-name="T11">isUndefined(v</text:span></text:span><text:span text:style-name="Source_20_Text"><text:span text:style-name="T32">alu</text:span></text:span><text:span text:style-name="Source_20_Text"><text:span text:style-name="T33">e</text:span></text:span><text:span text:style-name="Source_20_Text"><text:span text:style-name="T11">);</text:span></text:span></text:p>
            <text:p text:style-name="P13"><text:span text:style-name="Source_20_Text"><text:span text:style-name="T11">isN</text:span></text:span><text:span text:style-name="Source_20_Text"><text:span text:style-name="T34">ullish</text:span></text:span><text:span text:style-name="Source_20_Text"><text:span text:style-name="T11">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1">);</text:span></text:span></text:p>
            <text:p text:style-name="P14"><text:span text:style-name="Source_20_Text"><text:span text:style-name="T37">isNonNullable(value);</text:span></text:span></text:p>
            <text:p text:style-name="P14"><text:span text:style-name="Source_20_Text"><text:span text:style-name="T37">isNonNullablePrimitive(value);</text:span></text:span></text:p>
            <text:p text:style-name="P13"><text:span text:style-name="Source_20_Text"><text:span text:style-name="T11">isNumeric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1">);</text:span></text:span></text:p>
            <text:p text:style-name="P13"><text:span text:style-name="Source_20_Text"><text:span text:style-name="T38">isChar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38">);</text:span></text:span></text:p>
            <text:p text:style-name="P15"><text:span text:style-name="Source_20_Text"><text:span text:style-name="T39">isPlainObject(value);</text:span></text:span></text:p>
            <text:p text:style-name="P16"><text:span text:style-name="Source_20_Text"><text:span text:style-name="T11">isFunction(v</text:span></text:span><text:span text:style-name="Source_20_Text"><text:span text:style-name="T35">a</text:span></text:span><text:span text:style-name="Source_20_Text"><text:span text:style-name="T36">l</text:span></text:span><text:span text:style-name="Source_20_Text"><text:span text:style-name="T11">); </text:span></text:span><text:span text:style-name="Source_20_Text"><text:span text:style-name="T40">and</text:span></text:span><text:span text:style-name="Source_20_Text"><text:span text:style-name="T41"> </text:span></text:span><text:span text:style-name="Source_20_Text"><text:span text:style-name="T11">is</text:span></text:span><text:span text:style-name="Source_20_Text"><text:span text:style-name="T42">Callable</text:span></text:span><text:span text:style-name="Source_20_Text"><text:span text:style-name="T11">(v</text:span></text:span><text:span text:style-name="Source_20_Text"><text:span text:style-name="T35">a</text:span></text:span><text:span text:style-name="Source_20_Text"><text:span text:style-name="T36">l</text:span></text:span><text:span text:style-name="Source_20_Text"><text:span text:style-name="T11">);</text:span></text:span></text:p>
            <text:p text:style-name="P13"><text:span text:style-name="Source_20_Text"><text:span text:style-name="T11">isGenerator</text:span></text:span><text:span text:style-name="Source_20_Text"><text:span text:style-name="T43">Fn</text:span></text:span><text:span text:style-name="Source_20_Text"><text:span text:style-name="T11">(v</text:span></text:span><text:span text:style-name="Source_20_Text"><text:span text:style-name="T44">a</text:span></text:span><text:span text:style-name="Source_20_Text"><text:span text:style-name="T45">lue</text:span></text:span><text:span text:style-name="Source_20_Text"><text:span text:style-name="T11">);</text:span></text:span></text:p>
            <text:p text:style-name="P13"><text:span text:style-name="Source_20_Text"><text:span text:style-name="T11">isAsync</text:span></text:span><text:span text:style-name="Source_20_Text"><text:span text:style-name="T46">Fn</text:span></text:span><text:span text:style-name="Source_20_Text"><text:span text:style-name="T11">(v</text:span></text:span><text:span text:style-name="Source_20_Text"><text:span text:style-name="T44">a</text:span></text:span><text:span text:style-name="Source_20_Text"><text:span text:style-name="T45">lue</text:span></text:span><text:span text:style-name="Source_20_Text"><text:span text:style-name="T11">);</text:span></text:span></text:p>
            <text:p text:style-name="P13"><text:span text:style-name="Source_20_Text"><text:span text:style-name="T38">isAsyncGeneratorFn(v</text:span></text:span><text:span text:style-name="Source_20_Text"><text:span text:style-name="T44">a</text:span></text:span><text:span text:style-name="Source_20_Text"><text:span text:style-name="T45">lue</text:span></text:span><text:span text:style-name="Source_20_Text"><text:span text:style-name="T38">);</text:span></text:span></text:p>
            <text:p text:style-name="P17"><text:span text:style-name="Source_20_Text"><text:span text:style-name="T47">isArrowFn(</text:span></text:span><text:span text:style-name="Source_20_Text"><text:span text:style-name="T48">value</text:span></text:span><text:span text:style-name="Source_20_Text"><text:span text:style-name="T47">);</text:span></text:span></text:p>
            <text:p text:style-name="P13"><text:span text:style-name="Source_20_Text"><text:span text:style-name="T38">isProxy(value);</text:span></text:span></text:p>
            <text:p text:style-name="P13"><text:span text:style-name="Source_20_Text"><text:span text:style-name="T11">isElement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1">);</text:span></text:span></text:p>
            <text:p text:style-name="P13"><text:span text:style-name="Source_20_Text"><text:span text:style-name="T38">isRegexp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38">);</text:span></text:span></text:p>
            <text:p text:style-name="P13"><text:span text:style-name="Source_20_Text"><text:span text:style-name="T11">isArraylike(value);</text:span></text:span></text:p>
            <text:p text:style-name="P18"><text:span text:style-name="Source_20_Text"><text:span text:style-name="T11">isTypedArray(value);</text:span></text:span></text:p>
            <text:p text:style-name="P17"><text:span text:style-name="Source_20_Text"><text:span text:style-name="T11">isIterator(v</text:span></text:span><text:span text:style-name="Source_20_Text"><text:span text:style-name="T49">a</text:span></text:span><text:span text:style-name="Source_20_Text"><text:span text:style-name="T50">l</text:span></text:span><text:span text:style-name="Source_20_Text"><text:span text:style-name="T11">); </text:span></text:span><text:span text:style-name="Source_20_Text"><text:span text:style-name="T40">and</text:span></text:span><text:span text:style-name="Source_20_Text"><text:span text:style-name="T41"> </text:span></text:span><text:span text:style-name="Source_20_Text"><text:span text:style-name="T11">isIterable(v</text:span></text:span><text:span text:style-name="Source_20_Text"><text:span text:style-name="T49">a</text:span></text:span><text:span text:style-name="Source_20_Text"><text:span text:style-name="T50">l</text:span></text:span><text:span text:style-name="Source_20_Text"><text:span text:style-name="T11">);</text:span></text:span></text:p>
            <text:p text:style-name="P19"><text:span text:style-name="Source_20_Text"><text:span text:style-name="T11">isAsyncItera</text:span></text:span><text:span text:style-name="Source_20_Text"><text:span text:style-name="T47">tor</text:span></text:span><text:span text:style-name="Source_20_Text"><text:span text:style-name="T11">(</text:span></text:span><text:span text:style-name="Source_20_Text"><text:span text:style-name="T21">value</text:span></text:span><text:span text:style-name="Source_20_Text"><text:span text:style-name="T11">);</text:span></text:span></text:p>
            <text:p text:style-name="P13"><text:span text:style-name="Source_20_Text"><text:span text:style-name="T11">isAsyncIterable(</text:span></text:span><text:span text:style-name="Source_20_Text"><text:span text:style-name="T21">value</text:span></text:span><text:span text:style-name="Source_20_Text"><text:span text:style-name="T11">);</text:span></text:span></text:p>
            <text:p text:style-name="P20"><text:span text:style-name="Source_20_Text"><text:span text:style-name="T51">isPropertyKey(v</text:span></text:span><text:span text:style-name="Source_20_Text"><text:span text:style-name="T52">alu</text:span></text:span><text:span text:style-name="Source_20_Text"><text:span text:style-name="T53">e</text:span></text:span><text:span text:style-name="Source_20_Text"><text:span text:style-name="T51">);</text:span></text:span></text:p>
            <text:p text:style-name="P20"><text:span text:style-name="Source_20_Text"><text:span text:style-name="T51">toPropertyKey(v</text:span></text:span><text:span text:style-name="Source_20_Text"><text:span text:style-name="T53">alue</text:span></text:span><text:span text:style-name="Source_20_Text"><text:span text:style-name="T51">);</text:span></text:span></text:p>
            <text:p text:style-name="P20"><text:span text:style-name="Source_20_Text"><text:span text:style-name="T51">isPrimitive(v</text:span></text:span><text:span text:style-name="Source_20_Text"><text:span text:style-name="T54">a</text:span></text:span><text:span text:style-name="Source_20_Text"><text:span text:style-name="T55">lue</text:span></text:span><text:span text:style-name="Source_20_Text"><text:span text:style-name="T51">);</text:span></text:span></text:p>
            <text:p text:style-name="P20"><text:span text:style-name="Source_20_Text"><text:span text:style-name="T39">toPrimitive</text:span></text:span><text:span text:style-name="Source_20_Text"><text:span text:style-name="T56">Value</text:span></text:span><text:span text:style-name="Source_20_Text"><text:span text:style-name="T39">(valu</text:span></text:span><text:span text:style-name="Source_20_Text"><text:span text:style-name="T53">e</text:span></text:span><text:span text:style-name="Source_20_Text"><text:span text:style-name="T39">);</text:span></text:span></text:p>
            <text:p text:style-name="P20"><text:span text:style-name="Source_20_Text"><text:span text:style-name="T11">isObject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1">); </text:span></text:span><text:span text:style-name="Source_20_Text"><text:span text:style-name="T57">and</text:span></text:span><text:span text:style-name="Source_20_Text"><text:span text:style-name="T58"> </text:span></text:span><text:span text:style-name="Source_20_Text"><text:span text:style-name="T39">toObject(v</text:span></text:span><text:span text:style-name="Source_20_Text"><text:span text:style-name="T59">alu</text:span></text:span><text:span text:style-name="Source_20_Text"><text:span text:style-name="T60">e</text:span></text:span><text:span text:style-name="Source_20_Text"><text:span text:style-name="T39">);</text:span></text:span></text:p>
            <text:p text:style-name="P21"><text:span text:style-name="Source_20_Text"><text:span text:style-name="T61">isIndex(v</text:span></text:span><text:span text:style-name="Source_20_Text"><text:span text:style-name="T62">alu</text:span></text:span><text:span text:style-name="Source_20_Text"><text:span text:style-name="T63">e</text:span></text:span><text:span text:style-name="Source_20_Text"><text:span text:style-name="T61">); <text:s/></text:span></text:span><text:span text:style-name="Source_20_Text"><text:span text:style-name="T64">and</text:span></text:span><text:span text:style-name="Source_20_Text"><text:span text:style-name="T65"> </text:span></text:span><text:span text:style-name="Source_20_Text"><text:span text:style-name="T66">to</text:span></text:span><text:span text:style-name="Source_20_Text"><text:span text:style-name="T61">Index(va</text:span></text:span><text:span text:style-name="Source_20_Text"><text:span text:style-name="T67">lue</text:span></text:span><text:span text:style-name="Source_20_Text"><text:span text:style-name="T61">);</text:span></text:span></text:p>
            <text:p text:style-name="P22"><text:span text:style-name="Source_20_Text"><text:span text:style-name="T52">isLength</text:span></text:span><text:span text:style-name="Source_20_Text"><text:span text:style-name="T68">(v</text:span></text:span><text:span text:style-name="Source_20_Text"><text:span text:style-name="T52">al</text:span></text:span><text:span text:style-name="Source_20_Text"><text:span text:style-name="T69">ue</text:span></text:span><text:span text:style-name="Source_20_Text"><text:span text:style-name="T68">); </text:span></text:span><text:span text:style-name="Source_20_Text"><text:span text:style-name="T70">and</text:span></text:span><text:span text:style-name="Source_20_Text"><text:span text:style-name="T71"> </text:span></text:span><text:span text:style-name="Source_20_Text"><text:span text:style-name="T51">toLength(value);</text:span></text:span></text:p>
            <text:p text:style-name="P23"><text:span text:style-name="Source_20_Text"><text:span text:style-name="T39">toSafeString</text:span></text:span><text:span text:style-name="Source_20_Text"><text:span text:style-name="T72">(value);</text:span></text:span></text:p>
          </table:table-cell>
          <table:table-cell table:style-name="Table1.D2" table:number-rows-spanned="3" office:value-type="string">
            <text:p text:style-name="P24"><text:span text:style-name="Source_20_Text"><text:span text:style-name="T11">qsa(selector[,context]).forEach(c</text:span></text:span><text:span text:style-name="Source_20_Text"><text:span text:style-name="T73">a</text:span></text:span><text:span text:style-name="Source_20_Text"><text:span text:style-name="T74">llback</text:span></text:span><text:span text:style-name="Source_20_Text"><text:span text:style-name="T11">);</text:span></text:span></text:p>
            <text:p text:style-name="P24"><text:span text:style-name="Source_20_Text"><text:span text:style-name="T11">qs(selector[,context]);</text:span></text:span></text:p>
            <text:p text:style-name="P24"><text:span text:style-name="Source_20_Text"><text:span text:style-name="T11">domReady(c</text:span></text:span><text:span text:style-name="Source_20_Text"><text:span text:style-name="T73">allback</text:span></text:span><text:span text:style-name="Source_20_Text"><text:span text:style-name="T11">);</text:span></text:span></text:p>
            <text:p text:style-name="P24"><text:span text:style-name="Source_20_Text"><text:span text:style-name="T75">domClear(e</text:span></text:span><text:span text:style-name="Source_20_Text"><text:span text:style-name="T76">lement</text:span></text:span><text:span text:style-name="Source_20_Text"><text:span text:style-name="T75">);</text:span></text:span></text:p>
            <text:p text:style-name="P24"><text:span text:style-name="Source_20_Text"><text:span text:style-name="T11">domCreate(type[,properties[,innerHTML]]);</text:span></text:span></text:p>
            <text:p text:style-name="P24"><text:span text:style-name="Source_20_Text"><text:span text:style-name="T11">domCreate(</text:span></text:span><text:bookmark text:name="result_box Copy 1"/><text:span text:style-name="Source_20_Text"><text:span text:style-name="T11">element descriptive object);</text:span></text:span></text:p>
            <text:p text:style-name="P24"><text:span text:style-name="Source_20_Text"><text:span text:style-name="T11">domToElement(</text:span></text:span><text:bookmark text:name="result_box1 Copy 1"/><text:span text:style-name="Source_20_Text"><text:span text:style-name="T11">htmlString);</text:span></text:span></text:p>
            <text:p text:style-name="P24"><text:span text:style-name="Source_20_Text"><text:span text:style-name="T11">domGetCSS(element</text:span></text:span><text:span text:style-name="Source_20_Text"><text:span text:style-name="T77">[</text:span></text:span><text:span text:style-name="Source_20_Text"><text:span text:style-name="T11">,property</text:span></text:span><text:span text:style-name="Source_20_Text"><text:span text:style-name="T78">]</text:span></text:span><text:span text:style-name="Source_20_Text"><text:span text:style-name="T11">);</text:span></text:span></text:p>
            <text:p text:style-name="P24"><text:span text:style-name="Source_20_Text"><text:span text:style-name="T11">domSetCSS(element,property,value);</text:span></text:span></text:p>
            <text:p text:style-name="P24"><text:span text:style-name="Source_20_Text"><text:span text:style-name="T11">domSetCSS(element,properties);</text:span></text:span></text:p>
            <text:p text:style-name="P24"><text:span text:style-name="Source_20_Text"><text:span text:style-name="T11">domFadeIn(element[,duration[,display]]);</text:span></text:span></text:p>
            <text:p text:style-name="P24"><text:span text:style-name="Source_20_Text"><text:span text:style-name="T11">domFadeOut(element[,duration]); </text:span></text:span></text:p>
            <text:p text:style-name="P24"><text:span text:style-name="Source_20_Text"><text:span text:style-name="T11">domFadeToggle(elem[,duration[,display]]);</text:span></text:span></text:p>
            <text:p text:style-name="P24"><text:span text:style-name="Source_20_Text"><text:span text:style-name="T11">domShow(element[,display]);</text:span></text:span></text:p>
            <text:p text:style-name="P24"><text:span text:style-name="Source_20_Text"><text:span text:style-name="T11">domHide(e</text:span></text:span><text:span text:style-name="Source_20_Text"><text:span text:style-name="T79">le</text:span></text:span><text:span text:style-name="Source_20_Text"><text:span text:style-name="T80">ment</text:span></text:span><text:span text:style-name="Source_20_Text"><text:span text:style-name="T11">);</text:span></text:span></text:p>
            <text:p text:style-name="P24"><text:span text:style-name="Source_20_Text"><text:span text:style-name="T11">domToggle(element[,display]);</text:span></text:span></text:p>
            <text:p text:style-name="P24"><text:span text:style-name="Source_20_Text"><text:span text:style-name="T11">domIsHidden(element);</text:span></text:span></text:p>
            <text:p text:style-name="P25"><text:span text:style-name="Source_20_Text"><text:span text:style-name="T81">domScrollToTop();</text:span></text:span></text:p>
            <text:p text:style-name="P25"><text:span text:style-name="Source_20_Text"><text:span text:style-name="T82">domScrollToBottom();</text:span></text:span></text:p>
            <text:p text:style-name="P24"><text:span text:style-name="Source_20_Text"><text:span text:style-name="T11">domScrollToElement(element[,top=true]);<text:line-break/>domSiblings(element);</text:span></text:span></text:p>
            <text:p text:style-name="P24"><text:span text:style-name="Source_20_Text"><text:span text:style-name="T11">domSiblingsPrev(element);</text:span></text:span></text:p>
            <text:p text:style-name="P24"><text:span text:style-name="Source_20_Text"><text:span text:style-name="T11">domSiblings</text:span></text:span><text:span text:style-name="Source_20_Text"><text:span text:style-name="T83">Left</text:span></text:span><text:span text:style-name="Source_20_Text"><text:span text:style-name="T11">(element);</text:span></text:span></text:p>
            <text:p text:style-name="P18"><text:span text:style-name="Source_20_Text"><text:span text:style-name="T11">domSiblingsNext(element);</text:span></text:span></text:p>
            <text:p text:style-name="P18"><text:span text:style-name="Source_20_Text"><text:span text:style-name="T11">domSiblings</text:span></text:span><text:span text:style-name="Source_20_Text"><text:span text:style-name="T83">Right</text:span></text:span><text:span text:style-name="Source_20_Text"><text:span text:style-name="T11">(element);</text:span></text:span></text:p>
            <text:p text:style-name="P24"><text:span text:style-name="Source_20_Text"><text:span text:style-name="T84">domGetC</text:span></text:span><text:span text:style-name="Source_20_Text"><text:span text:style-name="T85">SS</text:span></text:span><text:span text:style-name="Source_20_Text"><text:span text:style-name="T84">Var(name);</text:span></text:span></text:p>
            <text:p text:style-name="P24"><text:span text:style-name="Source_20_Text"><text:span text:style-name="T11">domSetC</text:span></text:span><text:span text:style-name="Source_20_Text"><text:span text:style-name="T85">SS</text:span></text:span><text:span text:style-name="Source_20_Text"><text:span text:style-name="T11">Var(</text:span></text:span><text:span text:style-name="Source_20_Text"><text:span text:style-name="T84">n</text:span></text:span><text:span text:style-name="Source_20_Text"><text:span text:style-name="T11">a</text:span></text:span><text:span text:style-name="Source_20_Text"><text:span text:style-name="T84">me</text:span></text:span><text:span text:style-name="Source_20_Text"><text:span text:style-name="T11">,</text:span></text:span><text:span text:style-name="Source_20_Text"><text:span text:style-name="T84">v</text:span></text:span><text:span text:style-name="Source_20_Text"><text:span text:style-name="T11">a</text:span></text:span><text:span text:style-name="Source_20_Text"><text:span text:style-name="T84">lue</text:span></text:span><text:span text:style-name="Source_20_Text"><text:span text:style-name="T11">);</text:span></text:span></text:p>
            <text:p text:style-name="P24"><text:span text:style-name="Source_20_Text"><text:span text:style-name="T11">importScript(script1[,scriptN]);</text:span></text:span></text:p>
            <text:p text:style-name="P24"><text:span text:style-name="Source_20_Text"><text:span text:style-name="T11">importStyle(style1[,styleN]);</text:span></text:span></text:p>
            <text:p text:style-name="P26"><text:span text:style-name="Source_20_Text"><text:span text:style-name="T11">setFullscreenOn(selector</text:span></text:span><text:span text:style-name="Source_20_Text"><text:span text:style-name="T86">);</text:span></text:span></text:p>
            <text:p text:style-name="P26"><text:span text:style-name="Source_20_Text"><text:span text:style-name="T11">setFullscreenOn(element);</text:span></text:span></text:p>
            <text:p text:style-name="P24"><text:span text:style-name="Source_20_Text"><text:span text:style-name="T11">setFullscreenOff();</text:span></text:span></text:p>
            <text:p text:style-name="P27"><text:span text:style-name="Source_20_Text"><text:span text:style-name="T11">getFullscreen();<text:line-break/>form2array(form);</text:span></text:span></text:p>
            <text:p text:style-name="P27"><text:span text:style-name="Source_20_Text"><text:span text:style-name="T11">form2string(form);</text:span></text:span></text:p>
            <text:p text:style-name="P24"><text:span text:style-name="Source_20_Text"><text:span text:style-name="T11">getDoNotTrack();</text:span></text:span></text:p>
            <text:p text:style-name="P27"><text:span text:style-name="Source_20_Text"><text:span text:style-name="T11">getLocation(success[,error]);</text:span></text:span></text:p>
            <text:p text:style-name="P27"><text:span text:style-name="Source_20_Text"><text:span text:style-name="T11">createFile(filename,content[,dType]);</text:span></text:span></text:p>
          </table:table-cell>
        </table:table-row>
        <table:table-row>
          <table:table-cell table:style-name="Table1.A2" office:value-type="string">
            <text:p text:style-name="P28"><text:span text:style-name="Source_20_Text"><text:span text:style-name="T87">VERSION;</text:span></text:span></text:p>
            <text:p text:style-name="P29"><text:span text:style-name="Source_20_Text"><text:span text:style-name="T14">eq</text:span></text:span><text:span text:style-name="Source_20_Text"><text:span text:style-name="T11">(</text:span></text:span><text:span text:style-name="Source_20_Text"><text:span text:style-name="T14">value1, value2</text:span></text:span><text:span text:style-name="Source_20_Text"><text:span text:style-name="T11">);</text:span></text:span></text:p>
            <text:p text:style-name="P29"><text:span text:style-name="Source_20_Text"><text:span text:style-name="T14">gt</text:span></text:span><text:span text:style-name="Source_20_Text"><text:span text:style-name="T11">(</text:span></text:span><text:span text:style-name="Source_20_Text"><text:span text:style-name="T14">value1, value2</text:span></text:span><text:span text:style-name="Source_20_Text"><text:span text:style-name="T11">);</text:span></text:span></text:p>
            <text:p text:style-name="P29"><text:span text:style-name="Source_20_Text"><text:span text:style-name="T14">gte</text:span></text:span><text:span text:style-name="Source_20_Text"><text:span text:style-name="T11">(</text:span></text:span><text:span text:style-name="Source_20_Text"><text:span text:style-name="T14">value1, value2</text:span></text:span><text:span text:style-name="Source_20_Text"><text:span text:style-name="T11">);</text:span></text:span></text:p>
            <text:p text:style-name="P29"><text:span text:style-name="Source_20_Text"><text:span text:style-name="T14">lt</text:span></text:span><text:span text:style-name="Source_20_Text"><text:span text:style-name="T11">(</text:span></text:span><text:span text:style-name="Source_20_Text"><text:span text:style-name="T14">value1, value2</text:span></text:span><text:span text:style-name="Source_20_Text"><text:span text:style-name="T11">);</text:span></text:span></text:p>
            <text:p text:style-name="P29"><text:span text:style-name="Source_20_Text"><text:span text:style-name="T14">lte</text:span></text:span><text:span text:style-name="Source_20_Text"><text:span text:style-name="T11">(</text:span></text:span><text:span text:style-name="Source_20_Text"><text:span text:style-name="T14">value1, value2</text:span></text:span><text:span text:style-name="Source_20_Text"><text:span text:style-name="T11">);</text:span></text:span></text:p>
          </table:table-cell>
          <table:table-cell table:style-name="Table1.B2" office:value-type="string">
            <text:p text:style-name="P29"><text:span text:style-name="Source_20_Text"><text:span text:style-name="T88">BASE16;</text:span></text:span></text:p>
            <text:p text:style-name="P29"><text:span text:style-name="Source_20_Text"><text:span text:style-name="T88">BASE</text:span></text:span><text:span text:style-name="Source_20_Text"><text:span text:style-name="T89">32;</text:span></text:span></text:p>
            <text:p text:style-name="P29"><text:span text:style-name="Source_20_Text"><text:span text:style-name="T89">BASE36;</text:span></text:span></text:p>
            <text:p text:style-name="P29"><text:span text:style-name="Source_20_Text"><text:span text:style-name="T89">BASE58;</text:span></text:span></text:p>
            <text:p text:style-name="P29"><text:span text:style-name="Source_20_Text"><text:span text:style-name="T89">BASE62;</text:span></text:span></text:p>
            <text:p text:style-name="P29"><text:span text:style-name="Source_20_Text"><text:span text:style-name="T89">WORDSAFEALPHABET;</text:span></text:span></text:p>
          </table:table-cell>
          <table:covered-table-cell table:style-name="Table1.C2"/>
          <table:covered-table-cell table:style-name="Table1.D2"/>
        </table:table-row>
        <table:table-row>
          <table:table-cell table:style-name="Table1.A4" table:number-columns-spanned="2" office:value-type="string">
            <text:p text:style-name="P30"><text:span text:style-name="Source_20_Text"><text:span text:style-name="T11">extend([deep,]target,source1[,s</text:span></text:span><text:span text:style-name="Source_20_Text"><text:span text:style-name="T90">ou</text:span></text:span><text:span text:style-name="Source_20_Text"><text:span text:style-name="T11">rc</text:span></text:span><text:span text:style-name="Source_20_Text"><text:span text:style-name="T90">e</text:span></text:span><text:span text:style-name="Source_20_Text"><text:span text:style-name="T11">N]);</text:span></text:span></text:p>
            <text:p text:style-name="P30"><text:span text:style-name="Source_20_Text"><text:span text:style-name="T11">deleteOwnProperty(</text:span></text:span><text:span text:style-name="Source_20_Text"><text:span text:style-name="T91">obj</text:span></text:span><text:span text:style-name="Source_20_Text"><text:span text:style-name="T11">,</text:span></text:span><text:span text:style-name="Source_20_Text"><text:span text:style-name="T91">prop</text:span></text:span><text:span text:style-name="Source_20_Text"><text:span text:style-name="T11">[,Throw=false]);</text:span></text:span></text:p>
            <text:p text:style-name="P30"><text:span text:style-name="Source_20_Text"><text:span text:style-name="T11">sizeIn(o</text:span></text:span><text:span text:style-name="Source_20_Text"><text:span text:style-name="T92">bje</text:span></text:span><text:span text:style-name="Source_20_Text"><text:span text:style-name="T93">ct</text:span></text:span><text:span text:style-name="Source_20_Text"><text:span text:style-name="T11">);</text:span></text:span></text:p>
            <text:p text:style-name="P30"><text:span text:style-name="Source_20_Text"><text:span text:style-name="T11">pick(object,keys);</text:span></text:span></text:p>
            <text:p text:style-name="P30"><text:span text:style-name="Source_20_Text"><text:span text:style-name="T94">omit</text:span></text:span><text:span text:style-name="Source_20_Text"><text:span text:style-name="T11">(object,keys);</text:span></text:span></text:p>
            <text:p text:style-name="P30"><text:span text:style-name="Source_20_Text"><text:span text:style-name="T95">assoc(object,key,value);</text:span></text:span></text:p>
            <text:p text:style-name="P30"><text:span text:style-name="Source_20_Text"><text:span text:style-name="T11">delay(mi</text:span></text:span><text:span text:style-name="Source_20_Text"><text:span text:style-name="T96">lis</text:span></text:span><text:span text:style-name="Source_20_Text"><text:span text:style-name="T11">e</text:span></text:span><text:span text:style-name="Source_20_Text"><text:span text:style-name="T96">c</text:span></text:span><text:span text:style-name="Source_20_Text"><text:span text:style-name="T11">).then(callback);</text:span></text:span></text:p>
            <text:p text:style-name="P30"><text:span text:style-name="Source_20_Text"><text:span text:style-name="T11">bind(</text:span></text:span><text:span text:style-name="Source_20_Text"><text:span text:style-name="T97">function</text:span></text:span><text:span text:style-name="Source_20_Text"><text:span text:style-name="T11">,context);</text:span></text:span></text:p>
            <text:p text:style-name="P30"><text:span text:style-name="Source_20_Text"><text:span text:style-name="T98">unBind</text:span></text:span><text:span text:style-name="Source_20_Text"><text:span text:style-name="T99">(</text:span></text:span><text:span text:style-name="Source_20_Text"><text:span text:style-name="T100">f</text:span></text:span><text:span text:style-name="Source_20_Text"><text:span text:style-name="T101">unction</text:span></text:span><text:span text:style-name="Source_20_Text"><text:span text:style-name="T99">);</text:span></text:span></text:p>
            <text:p text:style-name="P30"><text:span text:style-name="Source_20_Text"><text:span text:style-name="T99">curry(function);</text:span></text:span></text:p>
            <text:p text:style-name="P30"><text:span text:style-name="Source_20_Text"><text:span text:style-name="T99">compose(function1[,functionN]);</text:span></text:span></text:p>
            <text:p text:style-name="P30"><text:span text:style-name="Source_20_Text"><text:span text:style-name="T99">pipe(function1[,functionN]);</text:span></text:span></text:p>
            <text:p text:style-name="P30"><text:span text:style-name="Source_20_Text"><text:span text:style-name="T102">once(function);</text:span></text:span></text:p>
            <text:p text:style-name="P30"><text:span text:style-name="Source_20_Text"><text:span text:style-name="T95">tap(function): function(</text:span></text:span><text:span text:style-name="Source_20_Text"><text:span text:style-name="T103">value</text:span></text:span><text:span text:style-name="Source_20_Text"><text:span text:style-name="T95">);</text:span></text:span></text:p>
            <text:p text:style-name="P31"><text:span text:style-name="Source_20_Text"><text:span text:style-name="T11">randomBoolean</text:span></text:span><text:span text:style-name="Source_20_Text"><text:span text:style-name="T13">();</text:span></text:span></text:p>
            <text:p text:style-name="P31"><text:span text:style-name="Source_20_Text"><text:span text:style-name="T104">r</text:span></text:span><text:span text:style-name="Source_20_Text"><text:span text:style-name="T13">andomUUIDv7</text:span></text:span><text:span text:style-name="Source_20_Text"><text:span text:style-name="T105">(</text:span></text:span><text:span text:style-name="Source_20_Text"><text:span text:style-name="T106">v4=false</text:span></text:span><text:span text:style-name="Source_20_Text"><text:span text:style-name="T105">);</text:span></text:span></text:p>
            <text:p text:style-name="P31"><text:span text:style-name="Source_20_Text"><text:span text:style-name="T107">timestampID([size=21[,alphabet=</text:span></text:span><text:span text:style-name="Source_20_Text"><text:span text:style-name="T108">"123456789ABCDEFGHJKLMNPQRSTUVWXYZabcdefghijkmnopqrstuvwxyz"</text:span></text:span><text:span text:style-name="Source_20_Text"><text:span text:style-name="T107">]]);</text:span></text:span></text:p>
            <text:p text:style-name="P31"><text:span text:style-name="Source_20_Text"><text:span text:style-name="T88">nanoid([size=21[,alphabet="A-Za-z0-9_-"]]);</text:span></text:span></text:p>
            <text:p text:style-name="P32"><text:span text:style-name="Source_20_Text"><text:span text:style-name="T11">createPolyfillMethod(o</text:span></text:span><text:span text:style-name="Source_20_Text"><text:span text:style-name="T109">b</text:span></text:span><text:span text:style-name="Source_20_Text"><text:span text:style-name="T110">ject</text:span></text:span><text:span text:style-name="Source_20_Text"><text:span text:style-name="T11">,</text:span></text:span><text:span text:style-name="Source_20_Text"><text:span text:style-name="T111">prop</text:span></text:span><text:span text:style-name="Source_20_Text"><text:span text:style-name="T11">,v</text:span></text:span><text:span text:style-name="Source_20_Text"><text:span text:style-name="T112">alu</text:span></text:span><text:span text:style-name="Source_20_Text"><text:span text:style-name="T113">e</text:span></text:span><text:span text:style-name="Source_20_Text"><text:span text:style-name="T11">);</text:span></text:span></text:p>
            <text:p text:style-name="P32"><text:span text:style-name="Source_20_Text"><text:span text:style-name="T11">createPolyfillProperty(o</text:span></text:span><text:span text:style-name="Source_20_Text"><text:span text:style-name="T109">b</text:span></text:span><text:span text:style-name="Source_20_Text"><text:span text:style-name="T110">ject</text:span></text:span><text:span text:style-name="Source_20_Text"><text:span text:style-name="T11">,</text:span></text:span><text:span text:style-name="Source_20_Text"><text:span text:style-name="T111">prop</text:span></text:span><text:span text:style-name="Source_20_Text"><text:span text:style-name="T11">,v</text:span></text:span><text:span text:style-name="Source_20_Text"><text:span text:style-name="T114">alu</text:span></text:span><text:span text:style-name="Source_20_Text"><text:span text:style-name="T115">e</text:span></text:span><text:span text:style-name="Source_20_Text"><text:span text:style-name="T11">);</text:span></text:span></text:p>
            <text:p text:style-name="P32"><text:span text:style-name="Source_20_Text"><text:span text:style-name="T11">getUrlVars([str=location.search]);</text:span></text:span></text:p>
            <text:p text:style-name="P32"><text:span text:style-name="Source_20_Text"><text:span text:style-name="T11">obj2string(object);</text:span></text:span></text:p>
            <text:p text:style-name="P33"><text:span text:style-name="Source_20_Text"><text:span text:style-name="T116">a</text:span></text:span><text:span text:style-name="Source_20_Text"><text:span text:style-name="T11">ssert</text:span></text:span><text:span text:style-name="Source_20_Text"><text:span text:style-name="T116">(condition[,message</text:span></text:span><text:span text:style-name="Source_20_Text"><text:span text:style-name="T117">|error</text:span></text:span><text:span text:style-name="Source_20_Text"><text:span text:style-name="T116">]);</text:span></text:span></text:p>
          </table:table-cell>
          <table:covered-table-cell/>
          <table:covered-table-cell table:style-name="Table1.C2"/>
          <table:covered-table-cell table:style-name="Table1.D2"/>
        </table:table-row>
      </table:table>
      <text:p text:style-name="P34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5">String API</text:p>
          </table:table-cell>
          <table:table-cell table:style-name="Table5.B1" table:number-columns-spanned="2" office:value-type="string">
            <text:p text:style-name="P36"><text:span text:style-name="Source_20_Text"><text:span text:style-name="T118">Math API</text:span></text:span>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37"><text:span text:style-name="Source_20_Text"><text:span text:style-name="T11"/></text:span></text:p>
            <text:p text:style-name="P38"><text:span text:style-name="Source_20_Text"><text:span text:style-name="T11">b64Decode(s</text:span></text:span><text:span text:style-name="Source_20_Text"><text:span text:style-name="T79">tri</text:span></text:span><text:span text:style-name="Source_20_Text"><text:span text:style-name="T33">ng</text:span></text:span><text:span text:style-name="Source_20_Text"><text:span text:style-name="T11">);</text:span></text:span></text:p>
            <text:p text:style-name="P39"><text:span text:style-name="Source_20_Text"><text:span text:style-name="T11">b64Encode(string);</text:span></text:span></text:p>
            <text:p text:style-name="P40"><text:span text:style-name="Source_20_Text"><text:span text:style-name="T11"/></text:span></text:p>
            <text:p text:style-name="P40"><text:span text:style-name="Source_20_Text"><text:span text:style-name="T11">strCodePoints(s</text:span></text:span><text:span text:style-name="Source_20_Text"><text:span text:style-name="T119">t</text:span></text:span><text:span text:style-name="Source_20_Text"><text:span text:style-name="T116">ring</text:span></text:span><text:span text:style-name="Source_20_Text"><text:span text:style-name="T11">);</text:span></text:span></text:p>
            <text:p text:style-name="P40"><text:span text:style-name="Source_20_Text"><text:span text:style-name="T11">strFromCodePoints(i</text:span></text:span><text:span text:style-name="Source_20_Text"><text:span text:style-name="T120">terator</text:span></text:span><text:span text:style-name="Source_20_Text"><text:span text:style-name="T11">);</text:span></text:span></text:p>
            <text:p text:style-name="P40"><text:span text:style-name="Source_20_Text"><text:span text:style-name="T11"/></text:span></text:p>
            <text:p text:style-name="P38"><text:span text:style-name="Source_20_Text"><text:span text:style-name="T11">strAt(s</text:span></text:span><text:span text:style-name="Source_20_Text"><text:span text:style-name="T121">tri</text:span></text:span><text:span text:style-name="Source_20_Text"><text:span text:style-name="T122">ng</text:span></text:span><text:span text:style-name="Source_20_Text"><text:span text:style-name="T11">,index[,newChar]);</text:span></text:span></text:p>
            <text:p text:style-name="P38"><text:span text:style-name="Source_20_Text"><text:span text:style-name="T11"/></text:span></text:p>
            <text:p text:style-name="P38"><text:span text:style-name="Source_20_Text"><text:span text:style-name="T11">strCount</text:span></text:span><text:span text:style-name="Source_20_Text"><text:span text:style-name="T123">(string, substring);</text:span></text:span></text:p>
            <text:p text:style-name="P38"><text:span text:style-name="Source_20_Text"><text:span text:style-name="T11"/></text:span></text:p>
            <text:p text:style-name="P40"><text:span text:style-name="Source_20_Text"><text:span text:style-name="T11">strSplice(</text:span></text:span><text:span text:style-name="Source_20_Text"><text:span text:style-name="T121">str</text:span></text:span><text:span text:style-name="Source_20_Text"><text:span text:style-name="T27">ing</text:span></text:span><text:span text:style-name="Source_20_Text"><text:span text:style-name="T11">,index,count[,add</text:span></text:span><text:span text:style-name="Source_20_Text"><text:span text:style-name="T124">]);</text:span></text:span></text:p>
            <text:p text:style-name="P40"><text:span text:style-name="Source_20_Text"><text:span text:style-name="T125"/></text:span></text:p>
            <text:p text:style-name="P40"><text:span text:style-name="Source_20_Text"><text:span text:style-name="T125">strTruncate(st</text:span></text:span><text:span text:style-name="Source_20_Text"><text:span text:style-name="T116">ring</text:span></text:span><text:span text:style-name="Source_20_Text"><text:span text:style-name="T125">);</text:span></text:span></text:p>
            <text:p text:style-name="P40"><text:span text:style-name="Source_20_Text"><text:span text:style-name="T11"/></text:span></text:p>
            <text:p text:style-name="P40"><text:span text:style-name="Source_20_Text"><text:span text:style-name="T11">strReverse(s</text:span></text:span><text:span text:style-name="Source_20_Text"><text:span text:style-name="T49">t</text:span></text:span><text:span text:style-name="Source_20_Text"><text:span text:style-name="T126">ring</text:span></text:span><text:span text:style-name="Source_20_Text"><text:span text:style-name="T11">);</text:span></text:span></text:p>
            <text:p text:style-name="P40"><text:span text:style-name="Source_20_Text"><text:span text:style-name="T125"/></text:span></text:p>
            <text:p text:style-name="P38"><text:span text:style-name="Source_20_Text"><text:span text:style-name="T11">strUpFirst(s</text:span></text:span><text:span text:style-name="Source_20_Text"><text:span text:style-name="T127">tri</text:span></text:span><text:span text:style-name="Source_20_Text"><text:span text:style-name="T126">ng</text:span></text:span><text:span text:style-name="Source_20_Text"><text:span text:style-name="T11">);</text:span></text:span></text:p>
            <text:p text:style-name="P40"><text:span text:style-name="Source_20_Text"><text:span text:style-name="T11">strDownFirst(s</text:span></text:span><text:span text:style-name="Source_20_Text"><text:span text:style-name="T128">tri</text:span></text:span><text:span text:style-name="Source_20_Text"><text:span text:style-name="T97">ng</text:span></text:span><text:span text:style-name="Source_20_Text"><text:span text:style-name="T11">);</text:span></text:span></text:p>
            <text:p text:style-name="P40"><text:span text:style-name="Source_20_Text"><text:span text:style-name="T11">strCapitalize(s</text:span></text:span><text:span text:style-name="Source_20_Text"><text:span text:style-name="T127">tri</text:span></text:span><text:span text:style-name="Source_20_Text"><text:span text:style-name="T126">ng</text:span></text:span><text:span text:style-name="Source_20_Text"><text:span text:style-name="T11">);</text:span></text:span></text:p>
            <text:p text:style-name="P40"><text:span text:style-name="Source_20_Text"><text:span text:style-name="T11">strProper</text:span></text:span><text:span text:style-name="Source_20_Text"><text:span text:style-name="T129">c</text:span></text:span><text:span text:style-name="Source_20_Text"><text:span text:style-name="T11">ase(s</text:span></text:span><text:span text:style-name="Source_20_Text"><text:span text:style-name="T127">tri</text:span></text:span><text:span text:style-name="Source_20_Text"><text:span text:style-name="T126">ng</text:span></text:span><text:span text:style-name="Source_20_Text"><text:span text:style-name="T11">); </text:span></text:span></text:p>
            <text:p text:style-name="P40"><text:span text:style-name="Source_20_Text"><text:span text:style-name="T130">s</text:span></text:span><text:span text:style-name="Source_20_Text"><text:span text:style-name="T11">tr</text:span></text:span><text:span text:style-name="Source_20_Text"><text:span text:style-name="T131">T</text:span></text:span><text:span text:style-name="Source_20_Text"><text:span text:style-name="T132">itle</text:span></text:span><text:span text:style-name="Source_20_Text"><text:span text:style-name="T129">c</text:span></text:span><text:span text:style-name="Source_20_Text"><text:span text:style-name="T11">ase(s</text:span></text:span><text:span text:style-name="Source_20_Text"><text:span text:style-name="T127">tri</text:span></text:span><text:span text:style-name="Source_20_Text"><text:span text:style-name="T126">ng</text:span></text:span><text:span text:style-name="Source_20_Text"><text:span text:style-name="T11">);</text:span></text:span></text:p>
            <text:p text:style-name="P38"><text:span text:style-name="Source_20_Text"><text:span text:style-name="T11"/></text:span></text:p>
            <text:p text:style-name="P40"><text:span text:style-name="Source_20_Text"><text:span text:style-name="T11">strHTMLEscape(s</text:span></text:span><text:span text:style-name="Source_20_Text"><text:span text:style-name="T127">tri</text:span></text:span><text:span text:style-name="Source_20_Text"><text:span text:style-name="T126">ng</text:span></text:span><text:span text:style-name="Source_20_Text"><text:span text:style-name="T11">);</text:span></text:span></text:p>
            <text:p text:style-name="P40"><text:span text:style-name="Source_20_Text"><text:span text:style-name="T11">str</text:span></text:span><text:span text:style-name="Source_20_Text"><text:span text:style-name="T133">HTML</text:span></text:span><text:span text:style-name="Source_20_Text"><text:span text:style-name="T11">RemoveTags(string);</text:span></text:span></text:p>
            <text:p text:style-name="P40"><text:span text:style-name="Source_20_Text"><text:span text:style-name="T11">strHTML</text:span></text:span><text:span text:style-name="Source_20_Text"><text:span text:style-name="T134">Un</text:span></text:span><text:span text:style-name="Source_20_Text"><text:span text:style-name="T11">Escape(s</text:span></text:span><text:span text:style-name="Source_20_Text"><text:span text:style-name="T127">tri</text:span></text:span><text:span text:style-name="Source_20_Text"><text:span text:style-name="T126">ng</text:span></text:span><text:span text:style-name="Source_20_Text"><text:span text:style-name="T11">);</text:span></text:span></text:p>
            <text:p text:style-name="P40"><text:span text:style-name="Source_20_Text"><text:span text:style-name="T11"/></text:span></text:p>
          </table:table-cell>
          <table:table-cell table:style-name="Table5.B2" office:value-type="string">
            <text:p text:style-name="P41"><text:span text:style-name="Source_20_Text"><text:span text:style-name="T116"/></text:span></text:p>
            <text:p text:style-name="P42">sum(value1[,valueN]);</text:p>
            <text:p text:style-name="P42">avg(value1[,valueN]);</text:p>
            <text:p text:style-name="P42">product(value1[,valueN]);</text:p>
            <text:p text:style-name="P42"/>
            <text:p text:style-name="P42">clamp(value,min,max);</text:p>
            <text:p text:style-name="P42"><text:span text:style-name="T135">minmax</text:span>(value,min,max);</text:p>
            <text:p text:style-name="P40"><text:span text:style-name="Source_20_Text"><text:span text:style-name="T11"/></text:span></text:p>
            <text:p text:style-name="P40"><text:span text:style-name="Source_20_Text"><text:span text:style-name="T11">inRange(value,min,max);</text:span></text:span></text:p>
            <text:p text:style-name="P40"><text:span text:style-name="Source_20_Text"><text:span text:style-name="T136"/></text:span></text:p>
            <text:p text:style-name="P40"><text:span text:style-name="Source_20_Text"><text:span text:style-name="T136">signbit(value);</text:span></text:span></text:p>
            <text:p text:style-name="P40"><text:span text:style-name="Source_20_Text"><text:span text:style-name="T11"/></text:span></text:p>
            <text:p text:style-name="P40"><text:span text:style-name="Source_20_Text"><text:span text:style-name="T11">randomInt([max]);</text:span></text:span></text:p>
            <text:p text:style-name="P40"><text:span text:style-name="Source_20_Text"><text:span text:style-name="T11">randomInt(min,max);</text:span></text:span></text:p>
            <text:p text:style-name="P40"><text:span text:style-name="Source_20_Text"><text:span text:style-name="T11"/></text:span></text:p>
            <text:p text:style-name="P40"><text:span text:style-name="Source_20_Text"><text:span text:style-name="T11">randomFloat([max]);</text:span></text:span></text:p>
            <text:p text:style-name="P40"><text:span text:style-name="Source_20_Text"><text:span text:style-name="T137">randomFloat(min,max);</text:span></text:span></text:p>
            <text:p text:style-name="P40"><text:span text:style-name="Source_20_Text"><text:span text:style-name="T137"/></text:span></text:p>
            <text:p text:style-name="P43">add(value1,value2);</text:p>
            <text:p text:style-name="P44"><text:span text:style-name="Source_20_Text"><text:span text:style-name="T138">sub</text:span></text:span><text:span text:style-name="Source_20_Text"><text:span text:style-name="T139">(value1,value2);</text:span></text:span></text:p>
            <text:p text:style-name="P44"><text:span text:style-name="Source_20_Text"><text:span text:style-name="T138">mul</text:span></text:span><text:span text:style-name="Source_20_Text"><text:span text:style-name="T139">(value1,value2);</text:span></text:span></text:p>
            <text:p text:style-name="P44"><text:span text:style-name="Source_20_Text"><text:span text:style-name="T138">div</text:span></text:span><text:span text:style-name="Source_20_Text"><text:span text:style-name="T139">(value1,value2);</text:span></text:span></text:p>
            <text:p text:style-name="P44"><text:span text:style-name="Source_20_Text"><text:span text:style-name="T139"/></text:span></text:p>
            <text:p text:style-name="P44"><text:span text:style-name="Source_20_Text"><text:span text:style-name="T139">divMo</text:span></text:span><text:span text:style-name="Source_20_Text"><text:span text:style-name="T138">d</text:span></text:span><text:span text:style-name="Source_20_Text"><text:span text:style-name="T139">(value1,value2);</text:span></text:span></text:p>
            <text:p text:style-name="P44"><text:span text:style-name="Source_20_Text"><text:span text:style-name="T138">mod</text:span></text:span><text:span text:style-name="Source_20_Text"><text:span text:style-name="T139">(value1,value2);</text:span></text:span></text:p>
            <text:p text:style-name="P44"><text:span text:style-name="Source_20_Text"><text:span text:style-name="T137"/></text:span></text:p>
          </table:table-cell>
          <table:table-cell table:style-name="Table5.C2" office:value-type="string">
            <text:p text:style-name="P45"/>
            <text:p text:style-name="P45">isEven(value);</text:p>
            <text:p text:style-name="P45">isOdd(valu<text:span text:style-name="T140">e</text:span>);</text:p>
            <text:p text:style-name="P46">isInt8(value);</text:p>
            <text:p text:style-name="P46">isInt16(value);</text:p>
            <text:p text:style-name="P46">isUInt32(value);</text:p>
            <text:p text:style-name="P46">isUInt8(value);</text:p>
            <text:p text:style-name="P46">isUInt16(value);</text:p>
            <text:p text:style-name="P46">isInt32(value);</text:p>
            <text:p text:style-name="P46">isBigInt64(value);</text:p>
            <text:p text:style-name="P47"><text:span text:style-name="T141">i</text:span><text:span text:style-name="T142">s</text:span>BigUInt64(value);</text:p>
            <text:p text:style-name="P47"><text:span text:style-name="T142">is</text:span>Float<text:span text:style-name="T143">16</text:span>(value);</text:p>
            <text:p text:style-name="P48"><text:span text:style-name="Source_20_Text"><text:span text:style-name="T136">isFloat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36">);</text:span></text:span></text:p>
            <text:p text:style-name="P48"><text:span text:style-name="Source_20_Text"><text:span text:style-name="T136"/></text:span></text:p>
            <text:p text:style-name="P48"><text:span text:style-name="Source_20_Text"><text:span text:style-name="T112">toInteger(valu</text:span></text:span><text:span text:style-name="Source_20_Text"><text:span text:style-name="T113">e</text:span></text:span><text:span text:style-name="Source_20_Text"><text:span text:style-name="T112">);</text:span></text:span></text:p>
            <text:p text:style-name="P49"><text:span text:style-name="Source_20_Text"><text:span text:style-name="T144">toIntegerOrInfinity(value);</text:span></text:span></text:p>
            <text:p text:style-name="P45"><text:span text:style-name="T145">t</text:span><text:span text:style-name="T146">oInt8(value);</text:span></text:p>
            <text:p text:style-name="P47">toInt16(value);</text:p>
            <text:p text:style-name="P47">toInt32(value);</text:p>
            <text:p text:style-name="P47">toUInt8(value);</text:p>
            <text:p text:style-name="P47">toUInt<text:span text:style-name="T147">1</text:span>6(value);</text:p>
            <text:p text:style-name="P47">toUInt32(value;</text:p>
            <text:p text:style-name="P47">toBigInt64(value);</text:p>
            <text:p text:style-name="P47">toBigUInt64(value);</text:p>
            <text:p text:style-name="P47"><text:span text:style-name="T147">toFloat</text:span><text:span text:style-name="T142">16</text:span><text:span text:style-name="T147">(value);</text:span></text:p>
            <text:p text:style-name="P46"><text:span text:style-name="Source_20_Text"><text:span text:style-name="T118">toFloat32(value);</text:span></text:span></text:p>
            <text:p text:style-name="P46"><text:span text:style-name="Source_20_Text"><text:span text:style-name="T118"/></text:span></text:p>
          </table:table-cell>
        </table:table-row>
        <table:table-row table:style-name="Table5.3">
          <table:table-cell table:style-name="Table5.A3" table:number-columns-spanned="3" office:value-type="string">
            <text:p text:style-name="P50"><text:span text:style-name="Source_20_Text"><text:span text:style-name="T148">Cookie </text:span></text:span><text:span text:style-name="Source_20_Text"><text:span text:style-name="T149">API</text:span></text:span></text:p>
          </table:table-cell>
          <table:covered-table-cell/>
          <table:covered-table-cell/>
        </table:table-row>
        <table:table-row table:style-name="Table5.4">
          <table:table-cell table:style-name="Table5.A4" table:number-columns-spanned="3" office:value-type="string">
            <text:p text:style-name="P40"><text:span text:style-name="Source_20_Text"><text:span text:style-name="T11">getCookie([name]);</text:span></text:span></text:p>
            <text:p text:style-name="P40"><text:span text:style-name="Source_20_Text"><text:span text:style-name="T12">h</text:span></text:span><text:span text:style-name="Source_20_Text"><text:span text:style-name="T11">asCookie(name);</text:span></text:span></text:p>
            <text:p text:style-name="P40"><text:span text:style-name="Source_20_Text"><text:span text:style-name="T11">setCookie(name,value[,hours</text:span></text:span><text:span text:style-name="Source_20_Text"><text:span text:style-name="T137">=8760</text:span></text:span><text:span text:style-name="Source_20_Text"><text:span text:style-name="T11">[,path</text:span></text:span><text:span text:style-name="Source_20_Text"><text:span text:style-name="T137">="/"</text:span></text:span><text:span text:style-name="Source_20_Text"><text:span text:style-name="T11">[,domain[,secure[,SameSite</text:span></text:span><text:span text:style-name="Source_20_Text"><text:span text:style-name="T137">=</text:span></text:span><text:span text:style-name="Source_20_Text"><text:span text:style-name="T150">"Lax"</text:span></text:span><text:span text:style-name="Source_20_Text"><text:span text:style-name="T11">[,HttpOnly]]]]]]);</text:span></text:span></text:p>
            <text:p text:style-name="P40"><text:span text:style-name="Source_20_Text"><text:span text:style-name="T11">setCookie</text:span></text:span><text:span text:style-name="Source_20_Text"><text:span text:style-name="T137">(Options obje</text:span></text:span><text:span text:style-name="Source_20_Text"><text:span text:style-name="T151">ct: </text:span></text:span><text:span text:style-name="Source_20_Text"><text:span text:style-name="T152">properties are the same as the parameters</text:span></text:span><text:span text:style-name="Source_20_Text"><text:span text:style-name="T137">);</text:span></text:span></text:p>
            <text:p text:style-name="P40"><text:span text:style-name="Source_20_Text"><text:span text:style-name="T11">removeCookie(name[,path</text:span></text:span><text:span text:style-name="Source_20_Text"><text:span text:style-name="T137">="/"</text:span></text:span><text:span text:style-name="Source_20_Text"><text:span text:style-name="T11">[,domain[,secure[,SameSite</text:span></text:span><text:span text:style-name="Source_20_Text"><text:span text:style-name="T137">=</text:span></text:span><text:span text:style-name="Source_20_Text"><text:span text:style-name="T150">"Lax"</text:span></text:span><text:span text:style-name="Source_20_Text"><text:span text:style-name="T11">[,HttpOnly]]]]]);</text:span></text:span></text:p>
            <text:p text:style-name="P40"><text:span text:style-name="Source_20_Text"><text:span text:style-name="T11">removeCookie</text:span></text:span><text:span text:style-name="Source_20_Text"><text:span text:style-name="T137">(Options obje</text:span></text:span><text:span text:style-name="Source_20_Text"><text:span text:style-name="T151">ct: </text:span></text:span><text:span text:style-name="Source_20_Text"><text:span text:style-name="T152">properties are the same as the parameters</text:span></text:span><text:span text:style-name="Source_20_Text"><text:span text:style-name="T137">);</text:span></text:span></text:p>
            <text:p text:style-name="P40"><text:span text:style-name="Source_20_Text"><text:span text:style-name="T116">clearCookies([path</text:span></text:span><text:span text:style-name="Source_20_Text"><text:span text:style-name="T137">="/"</text:span></text:span><text:span text:style-name="Source_20_Text"><text:span text:style-name="T116">[,domain[,</text:span></text:span><text:span text:style-name="Source_20_Text"><text:span text:style-name="T153">sec</text:span></text:span><text:span text:style-name="Source_20_Text"><text:span text:style-name="T116">[,SameSite</text:span></text:span><text:span text:style-name="Source_20_Text"><text:span text:style-name="T137">=</text:span></text:span><text:span text:style-name="Source_20_Text"><text:span text:style-name="T150">"Lax"</text:span></text:span><text:span text:style-name="Source_20_Text"><text:span text:style-name="T116">[,HttpOnly]]]]]);</text:span></text:span></text:p>
            <text:p text:style-name="P40"><text:span text:style-name="Source_20_Text"><text:span text:style-name="T116">clearCookies</text:span></text:span><text:span text:style-name="Source_20_Text"><text:span text:style-name="T137">(Options obje</text:span></text:span><text:span text:style-name="Source_20_Text"><text:span text:style-name="T151">ct: </text:span></text:span><text:span text:style-name="Source_20_Text"><text:span text:style-name="T152">properties are the same as the parameters</text:span></text:span><text:span text:style-name="Source_20_Text"><text:span text:style-name="T137">);</text:span></text:span></text:p>
          </table:table-cell>
          <table:covered-table-cell/>
          <table:covered-table-cell/>
        </table:table-row>
      </table:table>
      <text:p text:style-name="P51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52"><text:span text:style-name="Source_20_Text"><text:span text:style-name="T154">Collections </text:span></text:span><text:span text:style-name="Source_20_Text"><text:span text:style-name="T155">API</text:span></text:span></text:p>
          </table:table-cell>
          <table:covered-table-cell/>
          <table:table-cell table:style-name="Table4.C1" office:value-type="string">
            <text:p text:style-name="P53">Polyfills</text:p>
          </table:table-cell>
        </table:table-row>
        <table:table-row>
          <table:table-cell table:style-name="Table4.A2" office:value-type="string">
            <text:p text:style-name="P54"><text:span text:style-name="Source_20_Text"><text:span text:style-name="T156">castArray</text:span></text:span><text:span text:style-name="Source_20_Text"><text:span text:style-name="T157">(value);</text:span></text:span></text:p>
            <text:p text:style-name="P54"><text:span text:style-name="Source_20_Text"><text:span text:style-name="T157">compact</text:span></text:span><text:span text:style-name="Source_20_Text"><text:span text:style-name="T158">(iterator);</text:span></text:span></text:p>
            <text:p text:style-name="P54"><text:span text:style-name="Source_20_Text"><text:span text:style-name="T156">arrayDeepClone(array);</text:span></text:span></text:p>
            <text:p text:style-name="P54"><text:span text:style-name="Source_20_Text"><text:span text:style-name="T156">arrayMerge(target,so</text:span></text:span><text:span text:style-name="Source_20_Text"><text:span text:style-name="T159">ur</text:span></text:span><text:span text:style-name="Source_20_Text"><text:span text:style-name="T160">c</text:span></text:span><text:span text:style-name="Source_20_Text"><text:span text:style-name="T156">e</text:span></text:span><text:span text:style-name="Source_20_Text"><text:span text:style-name="T159">1</text:span></text:span><text:span text:style-name="Source_20_Text"><text:span text:style-name="T156">[,</text:span></text:span><text:span text:style-name="Source_20_Text"><text:span text:style-name="T160">s</text:span></text:span><text:span text:style-name="Source_20_Text"><text:span text:style-name="T159">ou</text:span></text:span><text:span text:style-name="Source_20_Text"><text:span text:style-name="T160">r</text:span></text:span><text:span text:style-name="Source_20_Text"><text:span text:style-name="T159">ce</text:span></text:span><text:span text:style-name="Source_20_Text"><text:span text:style-name="T156">N]);</text:span></text:span></text:p>
            <text:p text:style-name="P55"><text:span text:style-name="Source_20_Text"><text:span text:style-name="T161">arrayAdd</text:span></text:span><text:span text:style-name="Source_20_Text"><text:span text:style-name="T156">(array,value);</text:span></text:span></text:p>
            <text:p text:style-name="P55"><text:span text:style-name="Source_20_Text"><text:span text:style-name="T156">arrayClear(array); </text:span></text:span></text:p>
            <text:p text:style-name="P55"><text:span text:style-name="Source_20_Text"><text:span text:style-name="T162">arrayRemove(array,value[,all </text:span></text:span><text:span text:style-name="Source_20_Text"><text:span text:style-name="T163">= false</text:span></text:span><text:span text:style-name="Source_20_Text"><text:span text:style-name="T162">]);</text:span></text:span></text:p>
            <text:p text:style-name="P56"><text:span text:style-name="Source_20_Text"><text:span text:style-name="T162">arrayRemove</text:span></text:span><text:span text:style-name="Source_20_Text"><text:span text:style-name="T164">By</text:span></text:span><text:span text:style-name="Source_20_Text"><text:span text:style-name="T162">(array,c</text:span></text:span><text:span text:style-name="Source_20_Text"><text:span text:style-name="T164">allback</text:span></text:span><text:span text:style-name="Source_20_Text"><text:span text:style-name="T162">[,all</text:span></text:span><text:span text:style-name="Source_20_Text"><text:span text:style-name="T163">=false</text:span></text:span><text:span text:style-name="Source_20_Text"><text:span text:style-name="T162">]);</text:span></text:span></text:p>
            <text:p text:style-name="P57"><text:span text:style-name="Source_20_Text"><text:span text:style-name="T165"/></text:span></text:p>
            <text:p text:style-name="P57"><text:span text:style-name="Source_20_Text"><text:span text:style-name="T165">arrayRange([start=0[,end = </text:span></text:span><text:span text:style-name="Source_20_Text"><text:span text:style-name="T166">99</text:span></text:span><text:span text:style-name="Source_20_Text"><text:span text:style-name="T165">[,step = 1]]]);</text:span></text:span></text:p>
            <text:p text:style-name="P58"><text:span text:style-name="Source_20_Text"><text:span text:style-name="T167">iterRange([start=0[,step=1[,end=Infinity]]]);</text:span></text:span></text:p>
            <text:p text:style-name="P58"><text:span text:style-name="Source_20_Text"><text:span text:style-name="T167"/></text:span></text:p>
            <text:p text:style-name="P59"><text:span text:style-name="Source_20_Text"><text:span text:style-name="T88">arrayCycle(i</text:span></text:span><text:span text:style-name="Source_20_Text"><text:span text:style-name="T168">terator</text:span></text:span><text:span text:style-name="Source_20_Text"><text:span text:style-name="T88">[,n </text:span></text:span><text:span text:style-name="Source_20_Text"><text:span text:style-name="T169">= 100</text:span></text:span><text:span text:style-name="Source_20_Text"><text:span text:style-name="T88">]);</text:span></text:span></text:p>
            <text:p text:style-name="P58"><text:span text:style-name="Source_20_Text"><text:span text:style-name="T167">iterCycle(iter</text:span></text:span><text:span text:style-name="Source_20_Text"><text:span text:style-name="T170">ator</text:span></text:span><text:span text:style-name="Source_20_Text"><text:span text:style-name="T167">[,n </text:span></text:span><text:span text:style-name="Source_20_Text"><text:span text:style-name="T171">= Infinity</text:span></text:span><text:span text:style-name="Source_20_Text"><text:span text:style-name="T167">]);</text:span></text:span></text:p>
            <text:p text:style-name="P60"><text:span text:style-name="Source_20_Text"><text:span text:style-name="T88"/></text:span></text:p>
            <text:p text:style-name="P60"><text:span text:style-name="Source_20_Text"><text:span text:style-name="T88">arrayRepeat(value[,n </text:span></text:span><text:span text:style-name="Source_20_Text"><text:span text:style-name="T172">= 100</text:span></text:span><text:span text:style-name="Source_20_Text"><text:span text:style-name="T88">]);</text:span></text:span></text:p>
            <text:p text:style-name="P58"><text:span text:style-name="Source_20_Text"><text:span text:style-name="T88">iterRepeat(value[,n </text:span></text:span><text:span text:style-name="Source_20_Text"><text:span text:style-name="T171">= Infinity</text:span></text:span><text:span text:style-name="Source_20_Text"><text:span text:style-name="T88">]);</text:span></text:span></text:p>
            <text:p text:style-name="P61"><text:span text:style-name="Source_20_Text"><text:span text:style-name="T173"/></text:span></text:p>
            <text:p text:style-name="P61"><text:span text:style-name="Source_20_Text"><text:span text:style-name="T173">unique(iterator[,resolver]);</text:span></text:span></text:p>
            <text:p text:style-name="P61"><text:span text:style-name="Source_20_Text"><text:span text:style-name="T167">slice(i</text:span></text:span><text:span text:style-name="Source_20_Text"><text:span text:style-name="T168">terator</text:span></text:span><text:span text:style-name="Source_20_Text"><text:span text:style-name="T167">[,begin=0[,end = Infinity]]);</text:span></text:span></text:p>
            <text:p text:style-name="P59"><text:span text:style-name="Source_20_Text"><text:span text:style-name="T167">withOut(i</text:span></text:span><text:span text:style-name="Source_20_Text"><text:span text:style-name="T168">terator</text:span></text:span><text:span text:style-name="Source_20_Text"><text:span text:style-name="T167">,filter</text:span></text:span><text:span text:style-name="Source_20_Text"><text:span text:style-name="T168">Iterator</text:span></text:span><text:span text:style-name="Source_20_Text"><text:span text:style-name="T167">);</text:span></text:span></text:p>
            <text:p text:style-name="P62"><text:span text:style-name="Source_20_Text"><text:span text:style-name="T88">reduce(i</text:span></text:span><text:span text:style-name="Source_20_Text"><text:span text:style-name="T168">terator</text:span></text:span><text:span text:style-name="Source_20_Text"><text:span text:style-name="T88">,callback[,initialvalue]);</text:span></text:span></text:p>
            <text:p text:style-name="P62"><text:span text:style-name="Source_20_Text"><text:span text:style-name="T174">count</text:span></text:span><text:span text:style-name="Source_20_Text"><text:span text:style-name="T88">(i</text:span></text:span><text:span text:style-name="Source_20_Text"><text:span text:style-name="T168">terator</text:span></text:span><text:span text:style-name="Source_20_Text"><text:span text:style-name="T88">,callback);</text:span></text:span></text:p>
            <text:p text:style-name="P62"><text:span text:style-name="Source_20_Text"><text:span text:style-name="T88"/></text:span></text:p>
            <text:p text:style-name="P62"><text:span text:style-name="Source_20_Text"><text:span text:style-name="T88">take(i</text:span></text:span><text:span text:style-name="Source_20_Text"><text:span text:style-name="T168">terator</text:span></text:span><text:span text:style-name="Source_20_Text"><text:span text:style-name="T88">[,n </text:span></text:span><text:span text:style-name="Source_20_Text"><text:span text:style-name="T175">= 1</text:span></text:span><text:span text:style-name="Source_20_Text"><text:span text:style-name="T88">]);</text:span></text:span></text:p>
            <text:p text:style-name="P62"><text:span text:style-name="Source_20_Text"><text:span text:style-name="T88">takeWhile(i</text:span></text:span><text:span text:style-name="Source_20_Text"><text:span text:style-name="T168">terator</text:span></text:span><text:span text:style-name="Source_20_Text"><text:span text:style-name="T88">,callback);</text:span></text:span></text:p>
            <text:p text:style-name="P62"><text:span text:style-name="Source_20_Text"><text:span text:style-name="T88">takeRight(i</text:span></text:span><text:span text:style-name="Source_20_Text"><text:span text:style-name="T168">terator</text:span></text:span><text:span text:style-name="Source_20_Text"><text:span text:style-name="T88">[,n </text:span></text:span><text:span text:style-name="Source_20_Text"><text:span text:style-name="T175">= 1</text:span></text:span><text:span text:style-name="Source_20_Text"><text:span text:style-name="T88">]);</text:span></text:span></text:p>
            <text:p text:style-name="P62"><text:span text:style-name="Source_20_Text"><text:span text:style-name="T88">takeRightWhile(i</text:span></text:span><text:span text:style-name="Source_20_Text"><text:span text:style-name="T168">terator</text:span></text:span><text:span text:style-name="Source_20_Text"><text:span text:style-name="T88">,callback);</text:span></text:span></text:p>
            <text:p text:style-name="P62"><text:span text:style-name="Source_20_Text"><text:span text:style-name="T88">drop(i</text:span></text:span><text:span text:style-name="Source_20_Text"><text:span text:style-name="T168">terator</text:span></text:span><text:span text:style-name="Source_20_Text"><text:span text:style-name="T88">[,n </text:span></text:span><text:span text:style-name="Source_20_Text"><text:span text:style-name="T175">= 1</text:span></text:span><text:span text:style-name="Source_20_Text"><text:span text:style-name="T88">]);</text:span></text:span><text:span text:style-name="Source_20_Text"><text:span text:style-name="T176"> </text:span></text:span></text:p>
            <text:p text:style-name="P62"><text:span text:style-name="Source_20_Text"><text:span text:style-name="T88">dropWhile(i</text:span></text:span><text:span text:style-name="Source_20_Text"><text:span text:style-name="T168">terator</text:span></text:span><text:span text:style-name="Source_20_Text"><text:span text:style-name="T88">,callback);</text:span></text:span></text:p>
            <text:p text:style-name="P62"><text:span text:style-name="Source_20_Text"><text:span text:style-name="T88">dropRight(i</text:span></text:span><text:span text:style-name="Source_20_Text"><text:span text:style-name="T168">terator</text:span></text:span><text:span text:style-name="Source_20_Text"><text:span text:style-name="T88">[,n </text:span></text:span><text:span text:style-name="Source_20_Text"><text:span text:style-name="T175">= 1</text:span></text:span><text:span text:style-name="Source_20_Text"><text:span text:style-name="T88">]);</text:span></text:span></text:p>
            <text:p text:style-name="P62"><text:span text:style-name="Source_20_Text"><text:span text:style-name="T88">dropRightWhile(i</text:span></text:span><text:span text:style-name="Source_20_Text"><text:span text:style-name="T168">terator</text:span></text:span><text:span text:style-name="Source_20_Text"><text:span text:style-name="T88">,callback);</text:span></text:span></text:p>
            <text:p text:style-name="P62"><text:span text:style-name="Source_20_Text"><text:span text:style-name="T88"/></text:span></text:p>
            <text:p text:style-name="P63"><text:span text:style-name="Source_20_Text"><text:span text:style-name="T88">isSuperset(superCollection,subCollection);</text:span></text:span></text:p>
            <text:p text:style-name="P62"><text:span text:style-name="Source_20_Text"><text:span text:style-name="T88">setDifference(</text:span></text:span><text:span text:style-name="Source_20_Text"><text:span text:style-name="T177">set1,set2</text:span></text:span><text:span text:style-name="Source_20_Text"><text:span text:style-name="T88">);</text:span></text:span></text:p>
            <text:p text:style-name="P63"><text:span text:style-name="Source_20_Text"><text:span text:style-name="T88">setIntersection(</text:span></text:span><text:span text:style-name="Source_20_Text"><text:span text:style-name="T177">set1,set2</text:span></text:span><text:span text:style-name="Source_20_Text"><text:span text:style-name="T88">);</text:span></text:span></text:p>
            <text:p text:style-name="P63"><text:span text:style-name="Source_20_Text"><text:span text:style-name="T88">setSymmetricDifference(</text:span></text:span><text:span text:style-name="Source_20_Text"><text:span text:style-name="T177">set1,set2</text:span></text:span><text:span text:style-name="Source_20_Text"><text:span text:style-name="T88">);</text:span></text:span></text:p>
            <text:p text:style-name="P63"><text:span text:style-name="Source_20_Text"><text:span text:style-name="T88">setUnion(iterator1[,iteratorN] );</text:span></text:span></text:p>
          </table:table-cell>
          <table:table-cell table:style-name="Table4.B2" office:value-type="string">
            <text:p text:style-name="P59"><text:span text:style-name="Source_20_Text"><text:span text:style-name="T178">forEach</text:span></text:span><text:span text:style-name="Source_20_Text"><text:span text:style-name="T167">(i</text:span></text:span><text:span text:style-name="Source_20_Text"><text:span text:style-name="T168">terator</text:span></text:span><text:span text:style-name="Source_20_Text"><text:span text:style-name="T167">,callback);</text:span></text:span></text:p>
            <text:p text:style-name="P64"><text:span text:style-name="Source_20_Text"><text:span text:style-name="T179">map(i</text:span></text:span><text:span text:style-name="Source_20_Text"><text:span text:style-name="T180">terator</text:span></text:span><text:span text:style-name="Source_20_Text"><text:span text:style-name="T179">,callback);</text:span></text:span></text:p>
            <text:p text:style-name="P62"><text:span text:style-name="Source_20_Text"><text:span text:style-name="T167">enumerate(i</text:span></text:span><text:span text:style-name="Source_20_Text"><text:span text:style-name="T168">terator</text:span></text:span><text:span text:style-name="Source_20_Text"><text:span text:style-name="T167">[,offset = 0]);</text:span></text:span></text:p>
            <text:p text:style-name="P62"><text:span text:style-name="Source_20_Text"><text:span text:style-name="T88">size(i</text:span></text:span><text:span text:style-name="Source_20_Text"><text:span text:style-name="T168">terator</text:span></text:span><text:span text:style-name="Source_20_Text"><text:span text:style-name="T88">);</text:span></text:span></text:p>
            <text:p text:style-name="P65"><text:span text:style-name="Source_20_Text"><text:span text:style-name="T181"/></text:span></text:p>
            <text:p text:style-name="P62"><text:span text:style-name="Source_20_Text"><text:span text:style-name="T88">every(i</text:span></text:span><text:span text:style-name="Source_20_Text"><text:span text:style-name="T168">terator</text:span></text:span><text:span text:style-name="Source_20_Text"><text:span text:style-name="T88">,c</text:span></text:span><text:span text:style-name="Source_20_Text"><text:span text:style-name="T182">allback</text:span></text:span><text:span text:style-name="Source_20_Text"><text:span text:style-name="T88">);</text:span></text:span></text:p>
            <text:p text:style-name="P62"><text:span text:style-name="Source_20_Text"><text:span text:style-name="T88">some(i</text:span></text:span><text:span text:style-name="Source_20_Text"><text:span text:style-name="T168">terator</text:span></text:span><text:span text:style-name="Source_20_Text"><text:span text:style-name="T88">,c</text:span></text:span><text:span text:style-name="Source_20_Text"><text:span text:style-name="T182">allback</text:span></text:span><text:span text:style-name="Source_20_Text"><text:span text:style-name="T88">);</text:span></text:span><text:span text:style-name="Source_20_Text"><text:span text:style-name="T183"> </text:span></text:span></text:p>
            <text:p text:style-name="P62"><text:span text:style-name="Source_20_Text"><text:span text:style-name="T167">none(i</text:span></text:span><text:span text:style-name="Source_20_Text"><text:span text:style-name="T168">terator</text:span></text:span><text:span text:style-name="Source_20_Text"><text:span text:style-name="T167">,c</text:span></text:span><text:span text:style-name="Source_20_Text"><text:span text:style-name="T182">allback</text:span></text:span><text:span text:style-name="Source_20_Text"><text:span text:style-name="T167">);</text:span></text:span></text:p>
            <text:p text:style-name="P62"><text:span text:style-name="Source_20_Text"><text:span text:style-name="T167"/></text:span></text:p>
            <text:p text:style-name="P62"><text:span text:style-name="Source_20_Text"><text:span text:style-name="T88">includes(</text:span></text:span><text:span text:style-name="Source_20_Text"><text:span text:style-name="T184">collection</text:span></text:span><text:span text:style-name="Source_20_Text"><text:span text:style-name="T88">,</text:span></text:span><text:span text:style-name="Source_20_Text"><text:span text:style-name="T185">value</text:span></text:span><text:span text:style-name="Source_20_Text"><text:span text:style-name="T184">[,comparator]</text:span></text:span><text:span text:style-name="Source_20_Text"><text:span text:style-name="T88">);</text:span></text:span></text:p>
            <text:p text:style-name="P62"><text:span text:style-name="Source_20_Text"><text:span text:style-name="T88">find(i</text:span></text:span><text:span text:style-name="Source_20_Text"><text:span text:style-name="T168">terator</text:span></text:span><text:span text:style-name="Source_20_Text"><text:span text:style-name="T88">,c</text:span></text:span><text:span text:style-name="Source_20_Text"><text:span text:style-name="T182">allback</text:span></text:span><text:span text:style-name="Source_20_Text"><text:span text:style-name="T88">);</text:span></text:span></text:p>
            <text:p text:style-name="P62"><text:span text:style-name="Source_20_Text"><text:span text:style-name="T88">findLast(i</text:span></text:span><text:span text:style-name="Source_20_Text"><text:span text:style-name="T168">terator</text:span></text:span><text:span text:style-name="Source_20_Text"><text:span text:style-name="T88">,callback);</text:span></text:span></text:p>
            <text:p text:style-name="P62"><text:span text:style-name="Source_20_Text"><text:span text:style-name="T88">filter(i</text:span></text:span><text:span text:style-name="Source_20_Text"><text:span text:style-name="T168">terator</text:span></text:span><text:span text:style-name="Source_20_Text"><text:span text:style-name="T88">,c</text:span></text:span><text:span text:style-name="Source_20_Text"><text:span text:style-name="T182">allback</text:span></text:span><text:span text:style-name="Source_20_Text"><text:span text:style-name="T88">);</text:span></text:span></text:p>
            <text:p text:style-name="P62"><text:span text:style-name="Source_20_Text"><text:span text:style-name="T186">reject(i</text:span></text:span><text:span text:style-name="Source_20_Text"><text:span text:style-name="T168">terator</text:span></text:span><text:span text:style-name="Source_20_Text"><text:span text:style-name="T186">,c</text:span></text:span><text:span text:style-name="Source_20_Text"><text:span text:style-name="T182">allback</text:span></text:span><text:span text:style-name="Source_20_Text"><text:span text:style-name="T186">);</text:span></text:span></text:p>
            <text:p text:style-name="P59"><text:span text:style-name="Source_20_Text"><text:span text:style-name="T187">p</text:span></text:span><text:span text:style-name="Source_20_Text"><text:span text:style-name="T188">artition(i</text:span></text:span><text:span text:style-name="Source_20_Text"><text:span text:style-name="T189">terator</text:span></text:span><text:span text:style-name="Source_20_Text"><text:span text:style-name="T188">,c</text:span></text:span><text:span text:style-name="Source_20_Text"><text:span text:style-name="T190">a</text:span></text:span><text:span text:style-name="Source_20_Text"><text:span text:style-name="T191">llb</text:span></text:span><text:span text:style-name="Source_20_Text"><text:span text:style-name="T190">a</text:span></text:span><text:span text:style-name="Source_20_Text"><text:span text:style-name="T191">ck</text:span></text:span><text:span text:style-name="Source_20_Text"><text:span text:style-name="T188">);</text:span></text:span></text:p>
            <text:p text:style-name="P66"><text:span text:style-name="Source_20_Text"><text:span text:style-name="T192"/></text:span></text:p>
            <text:p text:style-name="P59"><text:span text:style-name="Source_20_Text"><text:span text:style-name="T88">zip(i</text:span></text:span><text:span text:style-name="Source_20_Text"><text:span text:style-name="T168">terator1</text:span></text:span><text:span text:style-name="Source_20_Text"><text:span text:style-name="T88">[,</text:span></text:span><text:span text:style-name="Source_20_Text"><text:span text:style-name="T168">iteratorN</text:span></text:span><text:span text:style-name="Source_20_Text"><text:span text:style-name="T88">]);</text:span></text:span></text:p>
            <text:p text:style-name="P67"><text:span text:style-name="Source_20_Text"><text:span text:style-name="T193">unzip(i</text:span></text:span><text:span text:style-name="Source_20_Text"><text:span text:style-name="T189">terator</text:span></text:span><text:span text:style-name="Source_20_Text"><text:span text:style-name="T193">);</text:span></text:span></text:p>
            <text:p text:style-name="P67"><text:span text:style-name="Source_20_Text"><text:span text:style-name="T193">zipObj(i</text:span></text:span><text:span text:style-name="Source_20_Text"><text:span text:style-name="T189">terator1</text:span></text:span><text:span text:style-name="Source_20_Text"><text:span text:style-name="T193">,i</text:span></text:span><text:span text:style-name="Source_20_Text"><text:span text:style-name="T189">terator1</text:span></text:span><text:span text:style-name="Source_20_Text"><text:span text:style-name="T193">);</text:span></text:span></text:p>
            <text:p text:style-name="P62"><text:span text:style-name="Source_20_Text"><text:span text:style-name="T192">shuffle(i</text:span></text:span><text:span text:style-name="Source_20_Text"><text:span text:style-name="T168">terator</text:span></text:span><text:span text:style-name="Source_20_Text"><text:span text:style-name="T192">);</text:span></text:span></text:p>
            <text:p text:style-name="P62"><text:span text:style-name="Source_20_Text"><text:span text:style-name="T192"/></text:span></text:p>
            <text:p text:style-name="P68"><text:span text:style-name="Source_20_Text"><text:span text:style-name="T88">min(v</text:span></text:span><text:span text:style-name="Source_20_Text"><text:span text:style-name="T194">alue1[,valueN]</text:span></text:span><text:span text:style-name="Source_20_Text"><text:span text:style-name="T88">);</text:span></text:span></text:p>
            <text:p text:style-name="P69"><text:span text:style-name="Source_20_Text"><text:span text:style-name="T195">max(v</text:span></text:span><text:span text:style-name="Source_20_Text"><text:span text:style-name="T196">alue1[,valueN]</text:span></text:span><text:span text:style-name="Source_20_Text"><text:span text:style-name="T195">);</text:span></text:span></text:p>
            <text:p text:style-name="P62"><text:span text:style-name="Source_20_Text"><text:span text:style-name="T197">sort(i</text:span></text:span><text:span text:style-name="Source_20_Text"><text:span text:style-name="T168">terator</text:span></text:span><text:span text:style-name="Source_20_Text"><text:span text:style-name="T198">[</text:span></text:span><text:span text:style-name="Source_20_Text"><text:span text:style-name="T197">,number</text:span></text:span><text:span text:style-name="Source_20_Text"><text:span text:style-name="T199">s = false</text:span></text:span><text:span text:style-name="Source_20_Text"><text:span text:style-name="T198">]</text:span></text:span><text:span text:style-name="Source_20_Text"><text:span text:style-name="T197">);</text:span></text:span></text:p>
            <text:p text:style-name="P62"><text:span text:style-name="Source_20_Text"><text:span text:style-name="T192">reverse(i</text:span></text:span><text:span text:style-name="Source_20_Text"><text:span text:style-name="T168">terator</text:span></text:span><text:span text:style-name="Source_20_Text"><text:span text:style-name="T192">);</text:span></text:span></text:p>
            <text:p text:style-name="P68"><text:span text:style-name="Source_20_Text"><text:span text:style-name="T88"/></text:span></text:p>
            <text:p text:style-name="P59"><text:span text:style-name="Source_20_Text"><text:span text:style-name="T88">item(i</text:span></text:span><text:span text:style-name="Source_20_Text"><text:span text:style-name="T168">terator</text:span></text:span><text:span text:style-name="Source_20_Text"><text:span text:style-name="T88">,index);</text:span></text:span></text:p>
            <text:p text:style-name="P59"><text:span text:style-name="Source_20_Text"><text:span text:style-name="T200">nth(i</text:span></text:span><text:span text:style-name="Source_20_Text"><text:span text:style-name="T168">terator</text:span></text:span><text:span text:style-name="Source_20_Text"><text:span text:style-name="T200">,index);</text:span></text:span></text:p>
            <text:p text:style-name="P62"><text:span text:style-name="Source_20_Text"><text:span text:style-name="T88">first(i</text:span></text:span><text:span text:style-name="Source_20_Text"><text:span text:style-name="T168">terator</text:span></text:span><text:span text:style-name="Source_20_Text"><text:span text:style-name="T88">);</text:span></text:span></text:p>
            <text:p text:style-name="P62"><text:span text:style-name="Source_20_Text"><text:span text:style-name="T201">head(i</text:span></text:span><text:span text:style-name="Source_20_Text"><text:span text:style-name="T189">terator</text:span></text:span><text:span text:style-name="Source_20_Text"><text:span text:style-name="T201">);</text:span></text:span></text:p>
            <text:p text:style-name="P70"><text:span text:style-name="Source_20_Text"><text:span text:style-name="T156">last(i</text:span></text:span><text:span text:style-name="Source_20_Text"><text:span text:style-name="T180">terator</text:span></text:span><text:span text:style-name="Source_20_Text"><text:span text:style-name="T156">);</text:span></text:span></text:p>
            <text:p text:style-name="P71">initial(i<text:span text:style-name="Source_20_Text"><text:span text:style-name="T202">terator</text:span></text:span>);</text:p>
            <text:p text:style-name="P62"><text:span text:style-name="Source_20_Text"><text:span text:style-name="T88">tail(i</text:span></text:span><text:span text:style-name="Source_20_Text"><text:span text:style-name="T168">terator</text:span></text:span><text:span text:style-name="Source_20_Text"><text:span text:style-name="T88">);</text:span></text:span></text:p>
            <text:p text:style-name="P62"><text:span text:style-name="Source_20_Text"><text:span text:style-name="T88"/></text:span></text:p>
            <text:p text:style-name="P62"><text:span text:style-name="Source_20_Text"><text:span text:style-name="T203">flat(i</text:span></text:span><text:span text:style-name="Source_20_Text"><text:span text:style-name="T168">terator</text:span></text:span><text:span text:style-name="Source_20_Text"><text:span text:style-name="T203">);</text:span></text:span></text:p>
            <text:p text:style-name="P62"><text:span text:style-name="Source_20_Text"><text:span text:style-name="T88">concat(i</text:span></text:span><text:span text:style-name="Source_20_Text"><text:span text:style-name="T168">terator1</text:span></text:span><text:span text:style-name="Source_20_Text"><text:span text:style-name="T88">[,</text:span></text:span><text:span text:style-name="Source_20_Text"><text:span text:style-name="T168">iteratorN</text:span></text:span><text:span text:style-name="Source_20_Text"><text:span text:style-name="T88">]);</text:span></text:span></text:p>
            <text:p text:style-name="P62"><text:span text:style-name="Source_20_Text"><text:span text:style-name="T167">join(i</text:span></text:span><text:span text:style-name="Source_20_Text"><text:span text:style-name="T168">terator</text:span></text:span><text:span text:style-name="Source_20_Text"><text:span text:style-name="T167">[,separator </text:span></text:span><text:span text:style-name="Source_20_Text"><text:span text:style-name="T204">= ","</text:span></text:span><text:span text:style-name="Source_20_Text"><text:span text:style-name="T167">]);</text:span></text:span></text:p>
          </table:table-cell>
          <table:table-cell table:style-name="Table4.C2" office:value-type="string">
            <text:p text:style-name="P72"><text:span text:style-name="Source_20_Text"><text:span text:style-name="T88"/></text:span></text:p>
            <text:p text:style-name="P73"><text:a xlink:type="simple" xlink:href="https://developer.mozilla.org/en-US/docs/Web/API/Crypto/randomUUID" text:style-name="Internet_20_link" text:visited-style-name="Visited_20_Internet_20_Link"><text:span text:style-name="Source_20_Text"><text:span text:style-name="T156">crypto.randomUUID();</text:span></text:span></text:a></text:p>
            <text:p text:style-name="P73"><text:span text:style-name="Source_20_Text"><text:span text:style-name="T88"/></text:span></text:p>
            <text:p text:style-name="P74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205">Error.isError();</text:span></text:span></text:a></text:p>
            <text:p text:style-name="P73"><text:span text:style-name="Source_20_Text"><text:span text:style-name="T88"/></text:span></text:p>
            <text:p text:style-name="P73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56">globalThis;</text:span></text:span></text:a></text:p>
            <text:p text:style-name="P73"><text:span text:style-name="Source_20_Text"><text:span text:style-name="T88"/></text:span></text:p>
            <text:p text:style-name="P75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56">Math.sumPrecise();</text:span></text:span></text:a></text:p>
            <text:p text:style-name="P75"><text:span text:style-name="Source_20_Text"><text:span text:style-name="T88"/></text:span></text:p>
            <text:p text:style-name="P76"><text:a xlink:type="simple" xlink:href="https://developer.mozilla.org/en-US/docs/Web/JavaScript/Reference/Global_Objects/AsyncFunction" text:style-name="Internet_20_link" text:visited-style-name="Visited_20_Internet_20_Link"><text:span text:style-name="Source_20_Text"><text:span text:style-name="T206">globalThis.AsyncFunction();</text:span></text:span></text:a></text:p>
            <text:p text:style-name="P76"><text:span text:style-name="Source_20_Text"><text:span text:style-name="T206"/></text:span></text:p>
            <text:p text:style-name="P76"><text:a xlink:type="simple" xlink:href="https://developer.mozilla.org/en-US/docs/Web/JavaScript/Reference/Global_Objects/AsyncGeneratorFunction/AsyncGeneratorFunction" text:style-name="Internet_20_link" text:visited-style-name="Visited_20_Internet_20_Link"><text:span text:style-name="Source_20_Text"><text:span text:style-name="T207">global</text:span></text:span><text:span text:style-name="Source_20_Text"><text:span text:style-name="T208">this</text:span></text:span><text:span text:style-name="Source_20_Text"><text:span text:style-name="T206">.AsyncGeneratorFunction();</text:span></text:span></text:a></text:p>
            <text:p text:style-name="P77"/>
            <text:p text:style-name="P78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206">globalThis.GeneratorFunction();</text:span></text:span></text:a></text:p>
            <text:p text:style-name="P79"/>
          </table:table-cell>
        </table:table-row>
      </table:table>
      <text:p text:style-name="P80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table:number-columns-spanned="3" office:value-type="string">
            <text:p text:style-name="P81">How to import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82"><text:span text:style-name="T209">Celestra for </text:span><text:span text:style-name="T210">browser</text:span><text:span text:style-name="T209">: </text:span><text:span text:style-name="T211">celestra.</text:span><text:span text:style-name="T212">browser</text:span><text:span text:style-name="T213">.</text:span><text:span text:style-name="T211">js</text:span></text:p>
          </table:table-cell>
          <table:table-cell table:style-name="Table8.B2" table:number-columns-spanned="2" office:value-type="string">
            <text:p text:style-name="P83"><text:span text:style-name="T209">Celestra for Node.js </text:span><text:span text:style-name="T214">and Deno</text:span><text:span text:style-name="T209">: </text:span><text:span text:style-name="T215">celestra.</text:span><text:span text:style-name="T213">node.</text:span><text:span text:style-name="T216">m</text:span><text:span text:style-name="T215">js</text:span></text:p>
          </table:table-cell>
          <table:covered-table-cell/>
        </table:table-row>
        <table:table-row>
          <table:table-cell table:style-name="Table8.A3" table:number-rows-spanned="3" office:value-type="string">
            <text:p text:style-name="P84"/>
            <text:p text:style-name="P85">&lt;script type="module"&gt;</text:p>
            <text:p text:style-name="P86">// import the defaultExport object</text:p>
            <text:p text:style-name="P87">import defaultExport from "./celestra.browser.js";</text:p>
            <text:p text:style-name="P87">globalThis.celestra = defaultExport;</text:p>
            <text:p text:style-name="P87">globalThis.CEL = defaultExport;</text:p>
            <text:p text:style-name="P85">&lt;/script&gt;</text:p>
            <text:p text:style-name="P87"/>
            <text:p text:style-name="P85">&lt;script type="module"&gt;</text:p>
            <text:p text:style-name="P86">// import with default with name</text:p>
            <text:p text:style-name="P87">import { default as celestra } from "./celestra.browser.js";</text:p>
            <text:p text:style-name="P87">globalThis.celestra = celestra;</text:p>
            <text:p text:style-name="P87">globalThis.CEL = celestra;</text:p>
            <text:p text:style-name="P85">&lt;/script&gt;</text:p>
            <text:p text:style-name="P87"/>
            <text:p text:style-name="P85">&lt;script type="module"&gt;</text:p>
            <text:p text:style-name="P86">// import all into a new celestra object</text:p>
            <text:p text:style-name="P87">import * as celestra from "./celestra.browser.js";</text:p>
            <text:p text:style-name="P87">globalThis.celestra = celestra;</text:p>
            <text:p text:style-name="P87">globalThis.CEL = celestra;</text:p>
            <text:p text:style-name="P85">&lt;/script&gt;</text:p>
            <text:p text:style-name="P87"/>
            <text:p text:style-name="P85">&lt;script type="module"&gt;</text:p>
            <text:p text:style-name="P86">// import some functions</text:p>
            <text:p text:style-name="P87">import { first, <text:span text:style-name="T217">map</text:span> } from "./celestra.browser.js";</text:p>
            <text:p text:style-name="P87">globalThis.first = first;</text:p>
            <text:p text:style-name="P87">globalThis.<text:span text:style-name="T217">map</text:span> = <text:span text:style-name="T217">map</text:span>;</text:p>
            <text:p text:style-name="P85">&lt;/script&gt;</text:p>
            <text:p text:style-name="P85"/>
            <text:p text:style-name="P85">&lt;script type="module"&gt;</text:p>
            <text:p text:style-name="P87">// dynamic import</text:p>
            <text:p text:style-name="P87">const celestra = await import("./celestra.browser.js");</text:p>
            <text:p text:style-name="P87">globalThis.celestra = celestra;</text:p>
            <text:p text:style-name="P87">globalThis.CEL = celestra;</text:p>
            <text:p text:style-name="P85">&lt;/script&gt;</text:p>
            <text:p text:style-name="P85"/>
          </table:table-cell>
          <table:table-cell table:style-name="Table8.B3" table:number-columns-spanned="2" office:value-type="string">
            <text:p text:style-name="P88"/>
            <text:p text:style-name="P88">// import the defaultExport object</text:p>
            <text:p text:style-name="P89"/>
            <text:p text:style-name="P90">import defaultExport from "./celestra.<text:span text:style-name="T218">node</text:span>.<text:span text:style-name="T218">m</text:span>js";</text:p>
            <text:p text:style-name="P90">globalThis.celestra = defaultExport;</text:p>
            <text:p text:style-name="P90">globalThis.CEL = defaultExport;</text:p>
            <text:p text:style-name="P90"/>
            <text:p text:style-name="P91">// import with default with name</text:p>
            <text:p text:style-name="P90"/>
            <text:p text:style-name="P90">import { default as celestra } from "./celestra.<text:span text:style-name="T218">node</text:span>.<text:span text:style-name="T218">m</text:span>js";</text:p>
            <text:p text:style-name="P90">globalThis.celestra = celestra;</text:p>
            <text:p text:style-name="P90">globalThis.CEL = celestra;</text:p>
            <text:p text:style-name="P90"/>
            <text:p text:style-name="P91">// import all into a new celestra object</text:p>
            <text:p text:style-name="P90"/>
            <text:p text:style-name="P90">import * as celestra from "./celestra.<text:span text:style-name="T218">node</text:span>.<text:span text:style-name="T218">m</text:span>js";</text:p>
            <text:p text:style-name="P90">globalThis.celestra = celestra;</text:p>
            <text:p text:style-name="P90">globalThis.CEL = celestra;</text:p>
            <text:p text:style-name="P90"/>
            <text:p text:style-name="P91">// import some functions</text:p>
            <text:p text:style-name="P90"/>
            <text:p text:style-name="P90">import { first, <text:span text:style-name="T217">map</text:span> } from "./celestra.<text:span text:style-name="T218">node</text:span>.<text:span text:style-name="T218">m</text:span>js";</text:p>
            <text:p text:style-name="P90">globalThis.first = first;</text:p>
            <text:p text:style-name="P92"><text:span text:style-name="Source_20_Text"><text:span text:style-name="T219">globalThis.</text:span></text:span><text:span text:style-name="Source_20_Text"><text:span text:style-name="T220">map</text:span></text:span><text:span text:style-name="Source_20_Text"><text:span text:style-name="T219"> = </text:span></text:span><text:span text:style-name="Source_20_Text"><text:span text:style-name="T220">map</text:span></text:span><text:span text:style-name="Source_20_Text"><text:span text:style-name="T219">;<text:line-break/><text:line-break/></text:span></text:span><text:span text:style-name="Source_20_Text"><text:span text:style-name="T221">// </text:span></text:span><text:span text:style-name="Source_20_Text"><text:span text:style-name="T222">dynamic import</text:span></text:span><text:span text:style-name="Source_20_Text"><text:span text:style-name="T219"><text:line-break/><text:line-break/>const celestra = await import("./celestra.node.mjs");<text:line-break/>globalThis.celestra = celestra;<text:line-break/>globalThis.CEL = celestra;</text:span></text:span></text:p>
          </table:table-cell>
          <table:covered-table-cell/>
        </table:table-row>
        <table:table-row>
          <table:covered-table-cell table:style-name="Table8.A3"/>
          <table:table-cell table:style-name="Table8.B2" table:number-columns-spanned="2" office:value-type="string">
            <text:p text:style-name="P93">Removed <text:span text:style-name="T223">APIs</text:span> in the <text:span text:style-name="T215">celestra.node.</text:span><text:span text:style-name="T213">m</text:span><text:span text:style-name="T215">js</text:span></text:p>
          </table:table-cell>
          <table:covered-table-cell/>
        </table:table-row>
        <table:table-row>
          <table:covered-table-cell table:style-name="Table8.A3"/>
          <table:table-cell table:style-name="Table8.B5" office:value-type="string">
            <text:p text:style-name="P94">DOM API</text:p>
          </table:table-cell>
          <table:table-cell table:style-name="Table8.C5" office:value-type="string">
            <text:p text:style-name="P95"><text:span text:style-name="Source_20_Text"><text:span text:style-name="T219">Cookie API</text:span></text:span></text:p>
          </table:table-cell>
        </table:table-row>
      </table:table>
      <text:p text:style-name="P96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97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97"><text:span text:style-name="T224">v</text:span>3.1.0</text:p>
          </table:table-cell>
          <table:table-cell table:style-name="Table3.A2" office:value-type="string">
            <text:p text:style-name="P97">v3.8.0</text:p>
          </table:table-cell>
          <table:table-cell table:style-name="Table3.C2" office:value-type="string">
            <text:p text:style-name="P98">v5.6.0</text:p>
          </table:table-cell>
        </table:table-row>
        <table:table-row table:style-name="Table3.3">
          <table:table-cell table:style-name="Table3.A3" table:number-rows-spanned="3" office:value-type="string">
            <text:p text:style-name="P99">Array.from();</text:p>
            <text:p text:style-name="P99">Array.of();</text:p>
            <text:p text:style-name="P99">Array.prototype.copyWithin();</text:p>
            <text:p text:style-name="P99">Array.prototype.fill();</text:p>
            <text:p text:style-name="P99">Array.prototype.find();</text:p>
            <text:p text:style-name="P99">Array.prototype.findIndex();</text:p>
            <text:p text:style-name="P99">Object.create();</text:p>
            <text:p text:style-name="P99">String.fromCodePoint();</text:p>
            <text:p text:style-name="P99">String.prototype.codePointAt();</text:p>
            <text:p text:style-name="P99">String.prototype.endsWith();</text:p>
            <text:p text:style-name="P99">String.prototype.startsWith();</text:p>
            <text:p text:style-name="P99">Math.acosh();</text:p>
            <text:p text:style-name="P99">Math.asinh();</text:p>
            <text:p text:style-name="P99">Math.atanh();</text:p>
            <text:p text:style-name="P99">Math.cbrt();</text:p>
            <text:p text:style-name="P99">Math.clz32();</text:p>
            <text:p text:style-name="P99">Math.cosh();</text:p>
            <text:p text:style-name="P99">Math.expm1();</text:p>
            <text:p text:style-name="P99">Math.fround();</text:p>
            <text:p text:style-name="P99">Math.hypot();</text:p>
            <text:p text:style-name="P99">Math.imul();</text:p>
            <text:p text:style-name="P99">Math.log1p();</text:p>
            <text:p text:style-name="P99">Math.log10();</text:p>
            <text:p text:style-name="P99">Math.log2();</text:p>
            <text:p text:style-name="P99">Math.sign();</text:p>
            <text:p text:style-name="P99">Math.sinh();</text:p>
            <text:p text:style-name="P99">Math.tanh();</text:p>
            <text:p text:style-name="P99">Math.trunc();</text:p>
            <text:p text:style-name="P99">Number.EPSILON;</text:p>
            <text:p text:style-name="P99">Number.isNaN();</text:p>
            <text:p text:style-name="P99">isNaN();</text:p>
            <text:p text:style-name="P99">Number.isInteger();</text:p>
            <text:p text:style-name="P99">Number.isFinite();</text:p>
            <text:p text:style-name="P99">Number.isSafeInteger();</text:p>
            <text:p text:style-name="P99">Number.parseInt();</text:p>
            <text:p text:style-name="P99">Number.parseFloat();</text:p>
          </table:table-cell>
          <table:table-cell table:style-name="Table3.B3" office:value-type="string">
            <text:p text:style-name="P100"><text:span text:style-name="Source_20_Text"><text:span text:style-name="T225">Array.prototype.values();</text:span></text:span></text:p>
            <text:p text:style-name="P100"><text:span text:style-name="Source_20_Text"><text:span text:style-name="T225">Array.prototype.includes();</text:span></text:span></text:p>
            <text:p text:style-name="P100"><text:span text:style-name="Source_20_Text"><text:span text:style-name="T225">ChildNode.after();</text:span></text:span><text:span text:style-name="T225"><text:line-break/></text:span><text:span text:style-name="Source_20_Text"><text:span text:style-name="T225">ChildNode.before();</text:span></text:span><text:span text:style-name="T225"><text:line-break/></text:span><text:span text:style-name="Source_20_Text"><text:span text:style-name="T225">ChildNode.remove();</text:span></text:span><text:span text:style-name="T225"><text:line-break/></text:span><text:span text:style-name="Source_20_Text"><text:span text:style-name="T225">ChildNode.replaceWith();</text:span></text:span></text:p>
            <text:p text:style-name="P100"><text:span text:style-name="Source_20_Text"><text:span text:style-name="T225">Element.prototype.closest();<text:line-break/>Element.prototype.getAttributeNames();</text:span></text:span></text:p>
            <text:p text:style-name="P100"><text:span text:style-name="Source_20_Text"><text:span text:style-name="T225">Element.prototype.matches();</text:span></text:span></text:p>
            <text:p text:style-name="P100"><text:span text:style-name="Source_20_Text"><text:span text:style-name="T225">Element.prototype.toggleAttribute();</text:span></text:span></text:p>
            <text:p text:style-name="P100"><text:span text:style-name="Source_20_Text"><text:span text:style-name="T225">ParentNode.append();</text:span></text:span></text:p>
            <text:p text:style-name="P100"><text:span text:style-name="Source_20_Text"><text:span text:style-name="T225">ParentNode.prepend();</text:span></text:span><text:span text:style-name="T225"><text:line-break/></text:span><text:span text:style-name="Source_20_Text"><text:span text:style-name="T225">String.prototype[Symbol.iterator]();</text:span></text:span></text:p>
            <text:p text:style-name="P100"><text:span text:style-name="Source_20_Text"><text:span text:style-name="T225">String.prototype.includes();</text:span></text:span></text:p>
            <text:p text:style-name="P100"><text:span text:style-name="Source_20_Text"><text:span text:style-name="T225">String.prototype.repeat();</text:span></text:span></text:p>
            <text:p text:style-name="P100"><text:span text:style-name="Source_20_Text"><text:span text:style-name="T225">NodeList.prototype.forEach();</text:span></text:span></text:p>
            <text:p text:style-name="P100"><text:span text:style-name="Source_20_Text"><text:span text:style-name="T225">Object.assign();</text:span></text:span></text:p>
            <text:p text:style-name="P100"><text:span text:style-name="Source_20_Text"><text:span text:style-name="T225">Object.entries();</text:span></text:span></text:p>
            <text:p text:style-name="P100"><text:span text:style-name="Source_20_Text"><text:span text:style-name="T225">Object.getOwnPropertyDescriptors();</text:span></text:span><text:span text:style-name="T225"><text:line-break/></text:span><text:span text:style-name="Source_20_Text"><text:span text:style-name="T225">Object.values();</text:span></text:span></text:p>
            <text:p text:style-name="P100"><text:span text:style-name="Source_20_Text"><text:span text:style-name="T225">RegExp.prototype.flags;</text:span></text:span></text:p>
            <text:p text:style-name="P101"><text:span text:style-name="Source_20_Text"><text:span text:style-name="T226">window</text:span></text:span><text:span text:style-name="Source_20_Text"><text:span text:style-name="T225">.screenLeft;</text:span></text:span></text:p>
            <text:p text:style-name="P101"><text:span text:style-name="Source_20_Text"><text:span text:style-name="T226">window</text:span></text:span><text:span text:style-name="Source_20_Text"><text:span text:style-name="T225">.screenTop;</text:span></text:span></text:p>
          </table:table-cell>
          <table:table-cell table:style-name="Table3.C3" office:value-type="string">
            <text:p text:style-name="P99">Array.prototype.at();</text:p>
            <text:p text:style-name="P99">Array.prototype.findLast();</text:p>
            <text:p text:style-name="P99">Array.prototype.findLastIndex();</text:p>
            <text:p text:style-name="P99">Array.prototype.flat();</text:p>
            <text:p text:style-name="P99">Array.prototype.flatMap();</text:p>
            <text:p text:style-name="P99"/>
            <text:p text:style-name="P99">Number.MIN_SAFE_INTEGER;</text:p>
            <text:p text:style-name="P99">Number.MAX_SAFE_INTEGER;</text:p>
            <text:p text:style-name="P99">Object.fromEntries();</text:p>
            <text:p text:style-name="P99">Object.is();</text:p>
            <text:p text:style-name="P99"/>
            <text:p text:style-name="P99">String.prototype.at();</text:p>
            <text:p text:style-name="P99">String.prototype.matchAll();</text:p>
            <text:p text:style-name="P99">String.prototype.padStart();</text:p>
            <text:p text:style-name="P99">String.prototype.padEnd();</text:p>
            <text:p text:style-name="P99">String.prototype.replaceAll();</text:p>
            <text:p text:style-name="P99">String.prototype.trimStart();</text:p>
            <text:p text:style-name="P99">String.prototype.trimLeft();</text:p>
            <text:p text:style-name="P99">String.prototype.trimEnd();</text:p>
            <text:p text:style-name="P99">String.prototype.trimRight();</text:p>
            <text:p text:style-name="P99">Typedarray.prototype.at();</text:p>
            <text:p text:style-name="P99">TypedArray.prototype.findLast();</text:p>
            <text:p text:style-name="P99">TypedArray.prototype.findLastIndex();</text:p>
          </table:table-cell>
        </table:table-row>
        <table:table-row>
          <table:covered-table-cell table:style-name="Table3.A3"/>
          <table:table-cell table:style-name="Table3.A2" office:value-type="string">
            <text:p text:style-name="P102">v6.5.0</text:p>
          </table:table-cell>
          <table:table-cell table:style-name="Table3.C2" office:value-type="string">
            <text:p text:style-name="P98">v5.<text:span text:style-name="T227">9</text:span>.0</text:p>
          </table:table-cell>
        </table:table-row>
        <table:table-row>
          <table:covered-table-cell table:style-name="Table3.A3"/>
          <table:table-cell table:style-name="Table3.B3" office:value-type="string">
            <text:p text:style-name="P103">Array.fromAsync();</text:p>
            <text:p text:style-name="P103">Array.prototype.toReversed();</text:p>
            <text:p text:style-name="P103">Array.prototype.toSorted();</text:p>
            <text:p text:style-name="P103">Array.prototype.toSpliced();</text:p>
            <text:p text:style-name="P103">Array.prototype.with();</text:p>
            <text:p text:style-name="P103">Map.groupBy();</text:p>
            <text:p text:style-name="P103">Object.groupBy();</text:p>
            <text:p text:style-name="P103">Object.hasOwn();</text:p>
            <text:p text:style-name="P103">TypedArray.prototype.toReversed();</text:p>
            <text:p text:style-name="P103">TypedArray.prototype.toSorted();</text:p>
            <text:p text:style-name="P103">TypedArray.prototype.with();</text:p>
          </table:table-cell>
          <table:table-cell table:style-name="Table3.C3" office:value-type="string">
            <text:p text:style-name="P99"/>
            <text:p text:style-name="P99">BigInt.prototype.toJSON();</text:p>
          </table:table-cell>
        </table:table-row>
      </table:table>
      <text:p text:style-name="P10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lef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lef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 loext:hyphenation-keep-line="false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 loext:hyphenation-keep-line="false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5</text:page-number><text:s/>/ <text:page-count>5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0.3$Windows_X86_64 LibreOffice_project/620$Build-3</meta:generator>
    <meta:initial-creator>Czigler, Ferenc</meta:initial-creator>
    <meta:creation-date>2018-01-01T17:18:00Z</meta:creation-date>
    <dc:date>2026-03-29T18:17:28.456239900</dc:date>
    <meta:print-date>2026-03-29T18:17:31.443693500</meta:print-date>
    <meta:editing-cycles>1161</meta:editing-cycles>
    <meta:editing-duration>P1DT10H20M55S</meta:editing-duration>
    <meta:printed-by>PDF files</meta:printed-by>
    <meta:document-statistic meta:table-count="5" meta:image-count="0" meta:object-count="0" meta:page-count="5" meta:paragraph-count="408" meta:word-count="666" meta:character-count="10353" meta:non-whitespace-character-count="10084"/>
    <meta:template xlink:type="simple" xlink:actuate="onRequest" xlink:title="" xlink:href="Normal.dotm"/>
  </office:meta>
</office:document-meta>
</file>